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8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/>
      <table:table table:name="results_500" table:style-name="ta1" table:print-ranges="results_500.A1:results_500.AO38">
        <table:table-column table:style-name="co1" table:default-cell-style-name="Default"/>
        <table:table-column table:style-name="co2" table:number-columns-repeated="36" table:default-cell-style-name="ce1"/>
        <table:table-column table:style-name="co1" table:number-columns-repeated="3" table:default-cell-style-name="ce1"/>
        <table:table-column table:style-name="co3" table:default-cell-style-name="ce1"/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.002" calcext:value-type="float">
            <text:p>0.002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0.008" calcext:value-type="float">
            <text:p>0.008</text:p>
          </table:table-cell>
          <table:table-cell table:style-name="Default" office:value-type="float" office:value="0.016" calcext:value-type="float">
            <text:p>0.016</text:p>
          </table:table-cell>
          <table:table-cell table:style-name="Default" office:value-type="float" office:value="0.032" calcext:value-type="float">
            <text:p>0.032</text:p>
          </table:table-cell>
          <table:table-cell table:style-name="Default" office:value-type="float" office:value="0.064" calcext:value-type="float">
            <text:p>0.064</text:p>
          </table:table-cell>
          <table:table-cell table:style-name="Default" office:value-type="float" office:value="0.128" calcext:value-type="float">
            <text:p>0.128</text:p>
          </table:table-cell>
          <table:table-cell table:style-name="Default" office:value-type="float" office:value="0.256" calcext:value-type="float">
            <text:p>0.256</text:p>
          </table:table-cell>
          <table:table-cell table:style-name="Default" office:value-type="float" office:value="0.512" calcext:value-type="float">
            <text:p>0.512</text:p>
          </table:table-cell>
          <table:table-cell table:style-name="Default" office:value-type="float" office:value="1.024" calcext:value-type="float">
            <text:p>1.024</text:p>
          </table:table-cell>
          <table:table-cell table:style-name="Default" office:value-type="float" office:value="2.048" calcext:value-type="float">
            <text:p>2.048</text:p>
          </table:table-cell>
          <table:table-cell table:style-name="Default" office:value-type="float" office:value="4.096" calcext:value-type="float">
            <text:p>4.096</text:p>
          </table:table-cell>
          <table:table-cell table:style-name="Default" office:value-type="float" office:value="8.192" calcext:value-type="float">
            <text:p>8.192</text:p>
          </table:table-cell>
          <table:table-cell table:style-name="Default" office:value-type="float" office:value="16.384" calcext:value-type="float">
            <text:p>16.384</text:p>
          </table:table-cell>
          <table:table-cell table:style-name="Default" office:value-type="float" office:value="32.768" calcext:value-type="float">
            <text:p>32.768</text:p>
          </table:table-cell>
          <table:table-cell table:style-name="Default" office:value-type="float" office:value="65.536" calcext:value-type="float">
            <text:p>65.536</text:p>
          </table:table-cell>
          <table:table-cell table:style-name="Default" office:value-type="float" office:value="131.072" calcext:value-type="float">
            <text:p>131.072</text:p>
          </table:table-cell>
          <table:table-cell table:style-name="Default" office:value-type="float" office:value="262.144" calcext:value-type="float">
            <text:p>262.144</text:p>
          </table:table-cell>
          <table:table-cell table:style-name="Default" office:value-type="float" office:value="524.288" calcext:value-type="float">
            <text:p>524.288</text:p>
          </table:table-cell>
          <table:table-cell table:style-name="Default" office:value-type="float" office:value="1048.576" calcext:value-type="float">
            <text:p>1048.576</text:p>
          </table:table-cell>
          <table:table-cell table:style-name="Default" office:value-type="float" office:value="2097.152" calcext:value-type="float">
            <text:p>2097.152</text:p>
          </table:table-cell>
          <table:table-cell table:style-name="Default" office:value-type="float" office:value="4194.304" calcext:value-type="float">
            <text:p>4194.304</text:p>
          </table:table-cell>
          <table:table-cell table:style-name="Default" office:value-type="float" office:value="8388.608" calcext:value-type="float">
            <text:p>8388.608</text:p>
          </table:table-cell>
          <table:table-cell table:style-name="Default" office:value-type="float" office:value="16777.216" calcext:value-type="float">
            <text:p>16777.216</text:p>
          </table:table-cell>
          <table:table-cell table:style-name="Default" office:value-type="float" office:value="33554.432" calcext:value-type="float">
            <text:p>33554.432</text:p>
          </table:table-cell>
          <table:table-cell table:style-name="Default" office:value-type="float" office:value="67108.864" calcext:value-type="float">
            <text:p>67108.864</text:p>
          </table:table-cell>
          <table:table-cell table:style-name="Default" office:value-type="float" office:value="134217.728" calcext:value-type="float">
            <text:p>134217.728</text:p>
          </table:table-cell>
          <table:table-cell table:style-name="Default" office:value-type="float" office:value="268435.456" calcext:value-type="float">
            <text:p>268435.456</text:p>
          </table:table-cell>
          <table:table-cell table:style-name="Default" office:value-type="float" office:value="536870.912" calcext:value-type="float">
            <text:p>536870.912</text:p>
          </table:table-cell>
          <table:table-cell table:style-name="Default" office:value-type="float" office:value="1073741.824" calcext:value-type="float">
            <text:p>1073741.824</text:p>
          </table:table-cell>
          <table:table-cell table:style-name="Default" office:value-type="float" office:value="2147483.648" calcext:value-type="float">
            <text:p>2147483.648</text:p>
          </table:table-cell>
          <table:table-cell table:style-name="Default" office:value-type="float" office:value="4294967.296" calcext:value-type="float">
            <text:p>4294967.296</text:p>
          </table:table-cell>
          <table:table-cell table:style-name="Default" office:value-type="float" office:value="8589934.592" calcext:value-type="float">
            <text:p>8589934.592</text:p>
          </table:table-cell>
          <table:table-cell table:style-name="Default" office:value-type="float" office:value="17179869.184" calcext:value-type="float">
            <text:p>17179869.184</text:p>
          </table:table-cell>
          <table:table-cell table:style-name="Default" office:value-type="float" office:value="34359738.368" calcext:value-type="float">
            <text:p>34359738.368</text:p>
          </table:table-cell>
          <table:table-cell table:style-name="Default" office:value-type="float" office:value="68719476.736" calcext:value-type="float">
            <text:p>68719476.736</text:p>
          </table:table-cell>
          <table:table-cell table:style-name="Default" office:value-type="float" office:value="137438953.472" calcext:value-type="float">
            <text:p>137438953.472</text:p>
          </table:table-cell>
          <table:table-cell table:style-name="Default" office:value-type="float" office:value="274877906.944" calcext:value-type="float">
            <text:p>274877906.944</text:p>
          </table:table-cell>
          <table:table-cell table:style-name="Default" office:value-type="float" office:value="549755813.888" calcext:value-type="float">
            <text:p>549755813.888</text:p>
          </table:table-cell>
          <table:table-cell table:style-name="Default" office:value-type="float" office:value="1099511627.776" calcext:value-type="float">
            <text:p>1099511627.776</text:p>
          </table:table-cell>
        </table:table-row>
        <table:table-row table:style-name="ro1">
          <table:table-cell office:value-type="float" office:value="0.00000002" calcext:value-type="float">
            <text:p>0.00000002</text:p>
          </table:table-cell>
          <table:table-cell table:number-columns-repeated="3" office:value-type="float" office:value="0.619675202855531" calcext:value-type="float">
            <text:p>0.6196752029</text:p>
          </table:table-cell>
          <table:table-cell table:number-columns-repeated="8" office:value-type="float" office:value="0.62108402191742" calcext:value-type="float">
            <text:p>0.6210840219</text:p>
          </table:table-cell>
          <table:table-cell office:value-type="float" office:value="0.621124181790485" calcext:value-type="float">
            <text:p>0.6211241818</text:p>
          </table:table-cell>
          <table:table-cell office:value-type="float" office:value="0.631577268792934" calcext:value-type="float">
            <text:p>0.6315772688</text:p>
          </table:table-cell>
          <table:table-cell office:value-type="float" office:value="0.664003620017062" calcext:value-type="float">
            <text:p>0.66400362</text:p>
          </table:table-cell>
          <table:table-cell office:value-type="float" office:value="0.705639722463332" calcext:value-type="float">
            <text:p>0.7056397225</text:p>
          </table:table-cell>
          <table:table-cell office:value-type="float" office:value="0.762458120649928" calcext:value-type="float">
            <text:p>0.7624581206</text:p>
          </table:table-cell>
          <table:table-cell office:value-type="float" office:value="0.863013723911983" calcext:value-type="float">
            <text:p>0.8630137239</text:p>
          </table:table-cell>
          <table:table-cell office:value-type="float" office:value="0.906147471581392" calcext:value-type="float">
            <text:p>0.9061474716</text:p>
          </table:table-cell>
          <table:table-cell office:value-type="float" office:value="0.942847713472988" calcext:value-type="float">
            <text:p>0.9428477135</text:p>
          </table:table-cell>
          <table:table-cell office:value-type="float" office:value="0.968396004714246" calcext:value-type="float">
            <text:p>0.9683960047</text:p>
          </table:table-cell>
          <table:table-cell office:value-type="float" office:value="0.977152090118966" calcext:value-type="float">
            <text:p>0.9771520901</text:p>
          </table:table-cell>
          <table:table-cell office:value-type="float" office:value="0.981086563189381" calcext:value-type="float">
            <text:p>0.9810865632</text:p>
          </table:table-cell>
          <table:table-cell office:value-type="float" office:value="0.982474698199827" calcext:value-type="float">
            <text:p>0.9824746982</text:p>
          </table:table-cell>
          <table:table-cell office:value-type="float" office:value="0.983533230869142" calcext:value-type="float">
            <text:p>0.9835332309</text:p>
          </table:table-cell>
          <table:table-cell office:value-type="float" office:value="0.98331767306225" calcext:value-type="float">
            <text:p>0.9833176731</text:p>
          </table:table-cell>
          <table:table-cell office:value-type="float" office:value="0.982455751923802" calcext:value-type="float">
            <text:p>0.9824557519</text:p>
          </table:table-cell>
          <table:table-cell office:value-type="float" office:value="0.981512854753727" calcext:value-type="float">
            <text:p>0.9815128548</text:p>
          </table:table-cell>
          <table:table-cell office:value-type="float" office:value="0.980264574313456" calcext:value-type="float">
            <text:p>0.9802645743</text:p>
          </table:table-cell>
          <table:table-cell office:value-type="float" office:value="0.979818570380338" calcext:value-type="float">
            <text:p>0.9798185704</text:p>
          </table:table-cell>
          <table:table-cell office:value-type="float" office:value="0.981156852131952" calcext:value-type="float">
            <text:p>0.9811568521</text:p>
          </table:table-cell>
          <table:table-cell office:value-type="float" office:value="0.979791508119069" calcext:value-type="float">
            <text:p>0.9797915081</text:p>
          </table:table-cell>
          <table:table-cell office:value-type="float" office:value="0.982272067234601" calcext:value-type="float">
            <text:p>0.9822720672</text:p>
          </table:table-cell>
          <table:table-cell office:value-type="float" office:value="0.982963109903013" calcext:value-type="float">
            <text:p>0.9829631099</text:p>
          </table:table-cell>
          <table:table-cell office:value-type="float" office:value="0.981367386278334" calcext:value-type="float">
            <text:p>0.9813673863</text:p>
          </table:table-cell>
          <table:table-cell office:value-type="float" office:value="0.989549212748909" calcext:value-type="float">
            <text:p>0.9895492127</text:p>
          </table:table-cell>
          <table:table-cell office:value-type="float" office:value="0.984426182399377" calcext:value-type="float">
            <text:p>0.9844261824</text:p>
          </table:table-cell>
          <table:table-cell office:value-type="float" office:value="0.981624810396958" calcext:value-type="float">
            <text:p>0.9816248104</text:p>
          </table:table-cell>
          <table:table-cell office:value-type="float" office:value="0.9801565284836" calcext:value-type="float">
            <text:p>0.9801565285</text:p>
          </table:table-cell>
          <table:table-cell office:value-type="float" office:value="0.982243696386709" calcext:value-type="float">
            <text:p>0.9822436964</text:p>
          </table:table-cell>
          <table:table-cell office:value-type="float" office:value="0.98020534207019" calcext:value-type="float">
            <text:p>0.9802053421</text:p>
          </table:table-cell>
        </table:table-row>
        <table:table-row table:style-name="ro1">
          <table:table-cell office:value-type="float" office:value="0.00000004" calcext:value-type="float">
            <text:p>0.00000004</text:p>
          </table:table-cell>
          <table:table-cell table:number-columns-repeated="10" office:value-type="float" office:value="0.602762858312342" calcext:value-type="float">
            <text:p>0.6027628583</text:p>
          </table:table-cell>
          <table:table-cell office:value-type="float" office:value="0.602929395589127" calcext:value-type="float">
            <text:p>0.6029293956</text:p>
          </table:table-cell>
          <table:table-cell office:value-type="float" office:value="0.626784473679569" calcext:value-type="float">
            <text:p>0.6267844737</text:p>
          </table:table-cell>
          <table:table-cell office:value-type="float" office:value="0.649197929857017" calcext:value-type="float">
            <text:p>0.6491979299</text:p>
          </table:table-cell>
          <table:table-cell office:value-type="float" office:value="0.69416681556992" calcext:value-type="float">
            <text:p>0.6941668156</text:p>
          </table:table-cell>
          <table:table-cell office:value-type="float" office:value="0.751541022340202" calcext:value-type="float">
            <text:p>0.7515410223</text:p>
          </table:table-cell>
          <table:table-cell office:value-type="float" office:value="0.848947042786377" calcext:value-type="float">
            <text:p>0.8489470428</text:p>
          </table:table-cell>
          <table:table-cell office:value-type="float" office:value="0.89660268122227" calcext:value-type="float">
            <text:p>0.8966026812</text:p>
          </table:table-cell>
          <table:table-cell office:value-type="float" office:value="0.936175708064709" calcext:value-type="float">
            <text:p>0.9361757081</text:p>
          </table:table-cell>
          <table:table-cell office:value-type="float" office:value="0.964808251720789" calcext:value-type="float">
            <text:p>0.9648082517</text:p>
          </table:table-cell>
          <table:table-cell office:value-type="float" office:value="0.978003238521288" calcext:value-type="float">
            <text:p>0.9780032385</text:p>
          </table:table-cell>
          <table:table-cell office:value-type="float" office:value="0.980695923498556" calcext:value-type="float">
            <text:p>0.9806959235</text:p>
          </table:table-cell>
          <table:table-cell office:value-type="float" office:value="0.982170224416486" calcext:value-type="float">
            <text:p>0.9821702244</text:p>
          </table:table-cell>
          <table:table-cell office:value-type="float" office:value="0.983130063117164" calcext:value-type="float">
            <text:p>0.9831300631</text:p>
          </table:table-cell>
          <table:table-cell office:value-type="float" office:value="0.981998276157292" calcext:value-type="float">
            <text:p>0.9819982762</text:p>
          </table:table-cell>
          <table:table-cell office:value-type="float" office:value="0.980185331777658" calcext:value-type="float">
            <text:p>0.9801853318</text:p>
          </table:table-cell>
          <table:table-cell office:value-type="float" office:value="0.98117805941023" calcext:value-type="float">
            <text:p>0.9811780594</text:p>
          </table:table-cell>
          <table:table-cell office:value-type="float" office:value="0.980595436537774" calcext:value-type="float">
            <text:p>0.9805954365</text:p>
          </table:table-cell>
          <table:table-cell office:value-type="float" office:value="0.981235768868977" calcext:value-type="float">
            <text:p>0.9812357689</text:p>
          </table:table-cell>
          <table:table-cell office:value-type="float" office:value="0.980672525491243" calcext:value-type="float">
            <text:p>0.9806725255</text:p>
          </table:table-cell>
          <table:table-cell office:value-type="float" office:value="0.979662458770418" calcext:value-type="float">
            <text:p>0.9796624588</text:p>
          </table:table-cell>
          <table:table-cell office:value-type="float" office:value="0.982380954090493" calcext:value-type="float">
            <text:p>0.9823809541</text:p>
          </table:table-cell>
          <table:table-cell office:value-type="float" office:value="0.980687250282074" calcext:value-type="float">
            <text:p>0.9806872503</text:p>
          </table:table-cell>
          <table:table-cell office:value-type="float" office:value="0.977994222611011" calcext:value-type="float">
            <text:p>0.9779942226</text:p>
          </table:table-cell>
          <table:table-cell office:value-type="float" office:value="0.978379176079892" calcext:value-type="float">
            <text:p>0.9783791761</text:p>
          </table:table-cell>
          <table:table-cell office:value-type="float" office:value="0.980428795670562" calcext:value-type="float">
            <text:p>0.9804287957</text:p>
          </table:table-cell>
          <table:table-cell office:value-type="float" office:value="0.980684402192426" calcext:value-type="float">
            <text:p>0.9806844022</text:p>
          </table:table-cell>
          <table:table-cell office:value-type="float" office:value="0.982274185161703" calcext:value-type="float">
            <text:p>0.9822741852</text:p>
          </table:table-cell>
          <table:table-cell office:value-type="float" office:value="0.980703823567831" calcext:value-type="float">
            <text:p>0.9807038236</text:p>
          </table:table-cell>
          <table:table-cell office:value-type="float" office:value="0.981428981161181" calcext:value-type="float">
            <text:p>0.9814289812</text:p>
          </table:table-cell>
          <table:table-cell office:value-type="float" office:value="0.980518624479794" calcext:value-type="float">
            <text:p>0.9805186245</text:p>
          </table:table-cell>
        </table:table-row>
        <table:table-row table:style-name="ro1">
          <table:table-cell office:value-type="float" office:value="0.00000008" calcext:value-type="float">
            <text:p>0.00000008</text:p>
          </table:table-cell>
          <table:table-cell table:number-columns-repeated="3" office:value-type="float" office:value="0.594798506773516" calcext:value-type="float">
            <text:p>0.5947985068</text:p>
          </table:table-cell>
          <table:table-cell table:number-columns-repeated="6" office:value-type="float" office:value="0.596015769631541" calcext:value-type="float">
            <text:p>0.5960157696</text:p>
          </table:table-cell>
          <table:table-cell office:value-type="float" office:value="0.600043513143819" calcext:value-type="float">
            <text:p>0.6000435131</text:p>
          </table:table-cell>
          <table:table-cell office:value-type="float" office:value="0.618517475988934" calcext:value-type="float">
            <text:p>0.618517476</text:p>
          </table:table-cell>
          <table:table-cell office:value-type="float" office:value="0.643867355231494" calcext:value-type="float">
            <text:p>0.6438673552</text:p>
          </table:table-cell>
          <table:table-cell office:value-type="float" office:value="0.67902166389667" calcext:value-type="float">
            <text:p>0.6790216639</text:p>
          </table:table-cell>
          <table:table-cell office:value-type="float" office:value="0.73668383730917" calcext:value-type="float">
            <text:p>0.7366838373</text:p>
          </table:table-cell>
          <table:table-cell office:value-type="float" office:value="0.83577166399146" calcext:value-type="float">
            <text:p>0.835771664</text:p>
          </table:table-cell>
          <table:table-cell office:value-type="float" office:value="0.892692332531911" calcext:value-type="float">
            <text:p>0.8926923325</text:p>
          </table:table-cell>
          <table:table-cell office:value-type="float" office:value="0.937314585182451" calcext:value-type="float">
            <text:p>0.9373145852</text:p>
          </table:table-cell>
          <table:table-cell office:value-type="float" office:value="0.964705553907303" calcext:value-type="float">
            <text:p>0.9647055539</text:p>
          </table:table-cell>
          <table:table-cell office:value-type="float" office:value="0.977283121351008" calcext:value-type="float">
            <text:p>0.9772831214</text:p>
          </table:table-cell>
          <table:table-cell office:value-type="float" office:value="0.980118873965365" calcext:value-type="float">
            <text:p>0.980118874</text:p>
          </table:table-cell>
          <table:table-cell office:value-type="float" office:value="0.980265806699443" calcext:value-type="float">
            <text:p>0.9802658067</text:p>
          </table:table-cell>
          <table:table-cell office:value-type="float" office:value="0.980110988516407" calcext:value-type="float">
            <text:p>0.9801109885</text:p>
          </table:table-cell>
          <table:table-cell office:value-type="float" office:value="0.979432863340974" calcext:value-type="float">
            <text:p>0.9794328633</text:p>
          </table:table-cell>
          <table:table-cell office:value-type="float" office:value="0.979792496337734" calcext:value-type="float">
            <text:p>0.9797924963</text:p>
          </table:table-cell>
          <table:table-cell office:value-type="float" office:value="0.98158664219684" calcext:value-type="float">
            <text:p>0.9815866422</text:p>
          </table:table-cell>
          <table:table-cell office:value-type="float" office:value="0.981176010012379" calcext:value-type="float">
            <text:p>0.98117601</text:p>
          </table:table-cell>
          <table:table-cell office:value-type="float" office:value="0.981553398485218" calcext:value-type="float">
            <text:p>0.9815533985</text:p>
          </table:table-cell>
          <table:table-cell office:value-type="float" office:value="0.980399692390766" calcext:value-type="float">
            <text:p>0.9803996924</text:p>
          </table:table-cell>
          <table:table-cell office:value-type="float" office:value="0.980024082838405" calcext:value-type="float">
            <text:p>0.9800240828</text:p>
          </table:table-cell>
          <table:table-cell office:value-type="float" office:value="0.980459658382218" calcext:value-type="float">
            <text:p>0.9804596584</text:p>
          </table:table-cell>
          <table:table-cell office:value-type="float" office:value="0.978557826040188" calcext:value-type="float">
            <text:p>0.978557826</text:p>
          </table:table-cell>
          <table:table-cell office:value-type="float" office:value="0.981251258051882" calcext:value-type="float">
            <text:p>0.9812512581</text:p>
          </table:table-cell>
          <table:table-cell office:value-type="float" office:value="0.979243941647001" calcext:value-type="float">
            <text:p>0.9792439416</text:p>
          </table:table-cell>
          <table:table-cell office:value-type="float" office:value="0.980232725313929" calcext:value-type="float">
            <text:p>0.9802327253</text:p>
          </table:table-cell>
          <table:table-cell office:value-type="float" office:value="0.980247162302073" calcext:value-type="float">
            <text:p>0.9802471623</text:p>
          </table:table-cell>
          <table:table-cell office:value-type="float" office:value="0.981468302455998" calcext:value-type="float">
            <text:p>0.9814683025</text:p>
          </table:table-cell>
          <table:table-cell office:value-type="float" office:value="0.979351885344419" calcext:value-type="float">
            <text:p>0.9793518853</text:p>
          </table:table-cell>
          <table:table-cell office:value-type="float" office:value="0.980881285348651" calcext:value-type="float">
            <text:p>0.9808812853</text:p>
          </table:table-cell>
          <table:table-cell office:value-type="float" office:value="0.979679752528618" calcext:value-type="float">
            <text:p>0.9796797525</text:p>
          </table:table-cell>
          <table:table-cell office:value-type="float" office:value="0.981405391083557" calcext:value-type="float">
            <text:p>0.9814053911</text:p>
          </table:table-cell>
        </table:table-row>
        <table:table-row table:style-name="ro1">
          <table:table-cell office:value-type="float" office:value="0.00000016" calcext:value-type="float">
            <text:p>0.00000016</text:p>
          </table:table-cell>
          <table:table-cell table:number-columns-repeated="2" office:value-type="float" office:value="0.592468308427097" calcext:value-type="float">
            <text:p>0.5924683084</text:p>
          </table:table-cell>
          <table:table-cell office:value-type="float" office:value="0.593454361513512" calcext:value-type="float">
            <text:p>0.5934543615</text:p>
          </table:table-cell>
          <table:table-cell office:value-type="float" office:value="0.593590890983031" calcext:value-type="float">
            <text:p>0.593590891</text:p>
          </table:table-cell>
          <table:table-cell table:number-columns-repeated="3" office:value-type="float" office:value="0.593625362032966" calcext:value-type="float">
            <text:p>0.593625362</text:p>
          </table:table-cell>
          <table:table-cell office:value-type="float" office:value="0.593660318038152" calcext:value-type="float">
            <text:p>0.593660318</text:p>
          </table:table-cell>
          <table:table-cell office:value-type="float" office:value="0.596186595638737" calcext:value-type="float">
            <text:p>0.5961865956</text:p>
          </table:table-cell>
          <table:table-cell office:value-type="float" office:value="0.610220795887934" calcext:value-type="float">
            <text:p>0.6102207959</text:p>
          </table:table-cell>
          <table:table-cell office:value-type="float" office:value="0.632917636665252" calcext:value-type="float">
            <text:p>0.6329176367</text:p>
          </table:table-cell>
          <table:table-cell office:value-type="float" office:value="0.659412822120182" calcext:value-type="float">
            <text:p>0.6594128221</text:p>
          </table:table-cell>
          <table:table-cell office:value-type="float" office:value="0.722830354265404" calcext:value-type="float">
            <text:p>0.7228303543</text:p>
          </table:table-cell>
          <table:table-cell office:value-type="float" office:value="0.822735319922939" calcext:value-type="float">
            <text:p>0.8227353199</text:p>
          </table:table-cell>
          <table:table-cell office:value-type="float" office:value="0.899208393508258" calcext:value-type="float">
            <text:p>0.8992083935</text:p>
          </table:table-cell>
          <table:table-cell office:value-type="float" office:value="0.94299922040173" calcext:value-type="float">
            <text:p>0.9429992204</text:p>
          </table:table-cell>
          <table:table-cell office:value-type="float" office:value="0.960817083271631" calcext:value-type="float">
            <text:p>0.9608170833</text:p>
          </table:table-cell>
          <table:table-cell office:value-type="float" office:value="0.971929215549114" calcext:value-type="float">
            <text:p>0.9719292155</text:p>
          </table:table-cell>
          <table:table-cell office:value-type="float" office:value="0.969174135046005" calcext:value-type="float">
            <text:p>0.969174135</text:p>
          </table:table-cell>
          <table:table-cell office:value-type="float" office:value="0.975783010652782" calcext:value-type="float">
            <text:p>0.9757830107</text:p>
          </table:table-cell>
          <table:table-cell office:value-type="float" office:value="0.978389647876113" calcext:value-type="float">
            <text:p>0.9783896479</text:p>
          </table:table-cell>
          <table:table-cell office:value-type="float" office:value="0.978583425064045" calcext:value-type="float">
            <text:p>0.9785834251</text:p>
          </table:table-cell>
          <table:table-cell office:value-type="float" office:value="0.979351674532347" calcext:value-type="float">
            <text:p>0.9793516745</text:p>
          </table:table-cell>
          <table:table-cell office:value-type="float" office:value="0.981701925873569" calcext:value-type="float">
            <text:p>0.9817019259</text:p>
          </table:table-cell>
          <table:table-cell office:value-type="float" office:value="0.981976039017362" calcext:value-type="float">
            <text:p>0.981976039</text:p>
          </table:table-cell>
          <table:table-cell office:value-type="float" office:value="0.98106468283479" calcext:value-type="float">
            <text:p>0.9810646828</text:p>
          </table:table-cell>
          <table:table-cell office:value-type="float" office:value="0.979895838039154" calcext:value-type="float">
            <text:p>0.979895838</text:p>
          </table:table-cell>
          <table:table-cell office:value-type="float" office:value="0.979914779376132" calcext:value-type="float">
            <text:p>0.9799147794</text:p>
          </table:table-cell>
          <table:table-cell office:value-type="float" office:value="0.980750646261825" calcext:value-type="float">
            <text:p>0.9807506463</text:p>
          </table:table-cell>
          <table:table-cell office:value-type="float" office:value="0.980469391753202" calcext:value-type="float">
            <text:p>0.9804693918</text:p>
          </table:table-cell>
          <table:table-cell office:value-type="float" office:value="0.981217595297758" calcext:value-type="float">
            <text:p>0.9812175953</text:p>
          </table:table-cell>
          <table:table-cell office:value-type="float" office:value="0.98248494984627" calcext:value-type="float">
            <text:p>0.9824849498</text:p>
          </table:table-cell>
          <table:table-cell office:value-type="float" office:value="0.983791590297524" calcext:value-type="float">
            <text:p>0.9837915903</text:p>
          </table:table-cell>
          <table:table-cell office:value-type="float" office:value="0.98274122147175" calcext:value-type="float">
            <text:p>0.9827412215</text:p>
          </table:table-cell>
          <table:table-cell office:value-type="float" office:value="0.982497679548822" calcext:value-type="float">
            <text:p>0.9824976795</text:p>
          </table:table-cell>
          <table:table-cell office:value-type="float" office:value="0.983105502482505" calcext:value-type="float">
            <text:p>0.9831055025</text:p>
          </table:table-cell>
          <table:table-cell office:value-type="float" office:value="0.982790568719641" calcext:value-type="float">
            <text:p>0.9827905687</text:p>
          </table:table-cell>
          <table:table-cell office:value-type="float" office:value="0.982478381093001" calcext:value-type="float">
            <text:p>0.9824783811</text:p>
          </table:table-cell>
          <table:table-cell office:value-type="float" office:value="0.982280159203396" calcext:value-type="float">
            <text:p>0.9822801592</text:p>
          </table:table-cell>
          <table:table-cell office:value-type="float" office:value="0.983536639408731" calcext:value-type="float">
            <text:p>0.9835366394</text:p>
          </table:table-cell>
        </table:table-row>
        <table:table-row table:style-name="ro1">
          <table:table-cell office:value-type="float" office:value="0.00000032" calcext:value-type="float">
            <text:p>0.00000032</text:p>
          </table:table-cell>
          <table:table-cell table:number-columns-repeated="8" office:value-type="float" office:value="0.589632689396357" calcext:value-type="float">
            <text:p>0.5896326894</text:p>
          </table:table-cell>
          <table:table-cell office:value-type="float" office:value="0.6017825050804" calcext:value-type="float">
            <text:p>0.6017825051</text:p>
          </table:table-cell>
          <table:table-cell office:value-type="float" office:value="0.616331833332418" calcext:value-type="float">
            <text:p>0.6163318333</text:p>
          </table:table-cell>
          <table:table-cell office:value-type="float" office:value="0.652166399956415" calcext:value-type="float">
            <text:p>0.6521664</text:p>
          </table:table-cell>
          <table:table-cell office:value-type="float" office:value="0.726752670591764" calcext:value-type="float">
            <text:p>0.7267526706</text:p>
          </table:table-cell>
          <table:table-cell office:value-type="float" office:value="0.824411033317873" calcext:value-type="float">
            <text:p>0.8244110333</text:p>
          </table:table-cell>
          <table:table-cell office:value-type="float" office:value="0.902983943118216" calcext:value-type="float">
            <text:p>0.9029839431</text:p>
          </table:table-cell>
          <table:table-cell office:value-type="float" office:value="0.938572251304974" calcext:value-type="float">
            <text:p>0.9385722513</text:p>
          </table:table-cell>
          <table:table-cell office:value-type="float" office:value="0.95023230640611" calcext:value-type="float">
            <text:p>0.9502323064</text:p>
          </table:table-cell>
          <table:table-cell office:value-type="float" office:value="0.964012919288792" calcext:value-type="float">
            <text:p>0.9640129193</text:p>
          </table:table-cell>
          <table:table-cell office:value-type="float" office:value="0.965812612023974" calcext:value-type="float">
            <text:p>0.965812612</text:p>
          </table:table-cell>
          <table:table-cell office:value-type="float" office:value="0.973454919442706" calcext:value-type="float">
            <text:p>0.9734549194</text:p>
          </table:table-cell>
          <table:table-cell office:value-type="float" office:value="0.976954536471685" calcext:value-type="float">
            <text:p>0.9769545365</text:p>
          </table:table-cell>
          <table:table-cell office:value-type="float" office:value="0.983538496688872" calcext:value-type="float">
            <text:p>0.9835384967</text:p>
          </table:table-cell>
          <table:table-cell office:value-type="float" office:value="0.985278106101406" calcext:value-type="float">
            <text:p>0.9852781061</text:p>
          </table:table-cell>
          <table:table-cell office:value-type="float" office:value="0.987145981822576" calcext:value-type="float">
            <text:p>0.9871459818</text:p>
          </table:table-cell>
          <table:table-cell office:value-type="float" office:value="0.987657290853991" calcext:value-type="float">
            <text:p>0.9876572909</text:p>
          </table:table-cell>
          <table:table-cell office:value-type="float" office:value="0.986849151676251" calcext:value-type="float">
            <text:p>0.9868491517</text:p>
          </table:table-cell>
          <table:table-cell office:value-type="float" office:value="0.98192452967051" calcext:value-type="float">
            <text:p>0.9819245297</text:p>
          </table:table-cell>
          <table:table-cell office:value-type="float" office:value="0.981158405247475" calcext:value-type="float">
            <text:p>0.9811584052</text:p>
          </table:table-cell>
          <table:table-cell office:value-type="float" office:value="0.982188113537088" calcext:value-type="float">
            <text:p>0.9821881135</text:p>
          </table:table-cell>
          <table:table-cell office:value-type="float" office:value="0.982702679521085" calcext:value-type="float">
            <text:p>0.9827026795</text:p>
          </table:table-cell>
          <table:table-cell office:value-type="float" office:value="0.98345043914244" calcext:value-type="float">
            <text:p>0.9834504391</text:p>
          </table:table-cell>
          <table:table-cell office:value-type="float" office:value="0.985039694651706" calcext:value-type="float">
            <text:p>0.9850396947</text:p>
          </table:table-cell>
          <table:table-cell office:value-type="float" office:value="0.985735345904417" calcext:value-type="float">
            <text:p>0.9857353459</text:p>
          </table:table-cell>
          <table:table-cell office:value-type="float" office:value="0.983471671078854" calcext:value-type="float">
            <text:p>0.9834716711</text:p>
          </table:table-cell>
          <table:table-cell office:value-type="float" office:value="0.98514862010634" calcext:value-type="float">
            <text:p>0.9851486201</text:p>
          </table:table-cell>
          <table:table-cell office:value-type="float" office:value="0.983015111085903" calcext:value-type="float">
            <text:p>0.9830151111</text:p>
          </table:table-cell>
          <table:table-cell office:value-type="float" office:value="0.983295757576451" calcext:value-type="float">
            <text:p>0.9832957576</text:p>
          </table:table-cell>
          <table:table-cell office:value-type="float" office:value="0.982604738084806" calcext:value-type="float">
            <text:p>0.9826047381</text:p>
          </table:table-cell>
          <table:table-cell office:value-type="float" office:value="0.97996859456555" calcext:value-type="float">
            <text:p>0.9799685946</text:p>
          </table:table-cell>
          <table:table-cell office:value-type="float" office:value="0.984392249818958" calcext:value-type="float">
            <text:p>0.9843922498</text:p>
          </table:table-cell>
          <table:table-cell office:value-type="float" office:value="0.981426433214597" calcext:value-type="float">
            <text:p>0.9814264332</text:p>
          </table:table-cell>
        </table:table-row>
        <table:table-row table:style-name="ro1">
          <table:table-cell office:value-type="float" office:value="0.00000064" calcext:value-type="float">
            <text:p>0.00000064</text:p>
          </table:table-cell>
          <table:table-cell office:value-type="float" office:value="0.582723456646658" calcext:value-type="float">
            <text:p>0.5827234566</text:p>
          </table:table-cell>
          <table:table-cell office:value-type="float" office:value="0.583027342353606" calcext:value-type="float">
            <text:p>0.5830273424</text:p>
          </table:table-cell>
          <table:table-cell office:value-type="float" office:value="0.583059116197918" calcext:value-type="float">
            <text:p>0.5830591162</text:p>
          </table:table-cell>
          <table:table-cell table:number-columns-repeated="4" office:value-type="float" office:value="0.583097329026733" calcext:value-type="float">
            <text:p>0.583097329</text:p>
          </table:table-cell>
          <table:table-cell office:value-type="float" office:value="0.582128247844495" calcext:value-type="float">
            <text:p>0.5821282478</text:p>
          </table:table-cell>
          <table:table-cell office:value-type="float" office:value="0.607622711855895" calcext:value-type="float">
            <text:p>0.6076227119</text:p>
          </table:table-cell>
          <table:table-cell office:value-type="float" office:value="0.641283477667922" calcext:value-type="float">
            <text:p>0.6412834777</text:p>
          </table:table-cell>
          <table:table-cell office:value-type="float" office:value="0.730621555607975" calcext:value-type="float">
            <text:p>0.7306215556</text:p>
          </table:table-cell>
          <table:table-cell office:value-type="float" office:value="0.828930738407071" calcext:value-type="float">
            <text:p>0.8289307384</text:p>
          </table:table-cell>
          <table:table-cell office:value-type="float" office:value="0.875842047522399" calcext:value-type="float">
            <text:p>0.8758420475</text:p>
          </table:table-cell>
          <table:table-cell office:value-type="float" office:value="0.930519053136593" calcext:value-type="float">
            <text:p>0.9305190531</text:p>
          </table:table-cell>
          <table:table-cell office:value-type="float" office:value="0.944726142144137" calcext:value-type="float">
            <text:p>0.9447261421</text:p>
          </table:table-cell>
          <table:table-cell office:value-type="float" office:value="0.958421215155774" calcext:value-type="float">
            <text:p>0.9584212152</text:p>
          </table:table-cell>
          <table:table-cell office:value-type="float" office:value="0.964948545864594" calcext:value-type="float">
            <text:p>0.9649485459</text:p>
          </table:table-cell>
          <table:table-cell office:value-type="float" office:value="0.972050377621916" calcext:value-type="float">
            <text:p>0.9720503776</text:p>
          </table:table-cell>
          <table:table-cell office:value-type="float" office:value="0.974808362468252" calcext:value-type="float">
            <text:p>0.9748083625</text:p>
          </table:table-cell>
          <table:table-cell office:value-type="float" office:value="0.979358503342866" calcext:value-type="float">
            <text:p>0.9793585033</text:p>
          </table:table-cell>
          <table:table-cell office:value-type="float" office:value="0.984174381108534" calcext:value-type="float">
            <text:p>0.9841743811</text:p>
          </table:table-cell>
          <table:table-cell office:value-type="float" office:value="0.986849892569852" calcext:value-type="float">
            <text:p>0.9868498926</text:p>
          </table:table-cell>
          <table:table-cell office:value-type="float" office:value="0.987118789410917" calcext:value-type="float">
            <text:p>0.9871187894</text:p>
          </table:table-cell>
          <table:table-cell office:value-type="float" office:value="0.988483255970058" calcext:value-type="float">
            <text:p>0.988483256</text:p>
          </table:table-cell>
          <table:table-cell office:value-type="float" office:value="0.987974977954804" calcext:value-type="float">
            <text:p>0.987974978</text:p>
          </table:table-cell>
          <table:table-cell office:value-type="float" office:value="0.988129565159694" calcext:value-type="float">
            <text:p>0.9881295652</text:p>
          </table:table-cell>
          <table:table-cell office:value-type="float" office:value="0.987475851421408" calcext:value-type="float">
            <text:p>0.9874758514</text:p>
          </table:table-cell>
          <table:table-cell office:value-type="float" office:value="0.988939483654569" calcext:value-type="float">
            <text:p>0.9889394837</text:p>
          </table:table-cell>
          <table:table-cell office:value-type="float" office:value="0.987189197136031" calcext:value-type="float">
            <text:p>0.9871891971</text:p>
          </table:table-cell>
          <table:table-cell office:value-type="float" office:value="0.987110523517712" calcext:value-type="float">
            <text:p>0.9871105235</text:p>
          </table:table-cell>
          <table:table-cell office:value-type="float" office:value="0.983384384782151" calcext:value-type="float">
            <text:p>0.9833843848</text:p>
          </table:table-cell>
          <table:table-cell office:value-type="float" office:value="0.988675448902401" calcext:value-type="float">
            <text:p>0.9886754489</text:p>
          </table:table-cell>
          <table:table-cell office:value-type="float" office:value="0.989595455171956" calcext:value-type="float">
            <text:p>0.9895954552</text:p>
          </table:table-cell>
          <table:table-cell office:value-type="float" office:value="0.987361519434404" calcext:value-type="float">
            <text:p>0.9873615194</text:p>
          </table:table-cell>
          <table:table-cell office:value-type="float" office:value="0.987750370290395" calcext:value-type="float">
            <text:p>0.9877503703</text:p>
          </table:table-cell>
          <table:table-cell office:value-type="float" office:value="0.987580980594237" calcext:value-type="float">
            <text:p>0.9875809806</text:p>
          </table:table-cell>
          <table:table-cell office:value-type="float" office:value="0.986831786156023" calcext:value-type="float">
            <text:p>0.9868317862</text:p>
          </table:table-cell>
          <table:table-cell office:value-type="float" office:value="0.988448152770404" calcext:value-type="float">
            <text:p>0.9884481528</text:p>
          </table:table-cell>
          <table:table-cell office:value-type="float" office:value="0.985103861974363" calcext:value-type="float">
            <text:p>0.985103862</text:p>
          </table:table-cell>
          <table:table-cell office:value-type="float" office:value="0.983526793433797" calcext:value-type="float">
            <text:p>0.9835267934</text:p>
          </table:table-cell>
        </table:table-row>
        <table:table-row table:style-name="ro1">
          <table:table-cell office:value-type="float" office:value="0.00000128" calcext:value-type="float">
            <text:p>0.00000128</text:p>
          </table:table-cell>
          <table:table-cell office:value-type="float" office:value="0.57900214890879" calcext:value-type="float">
            <text:p>0.5790021489</text:p>
          </table:table-cell>
          <table:table-cell office:value-type="float" office:value="0.579507149853946" calcext:value-type="float">
            <text:p>0.5795071499</text:p>
          </table:table-cell>
          <table:table-cell office:value-type="float" office:value="0.579599302886393" calcext:value-type="float">
            <text:p>0.5795993029</text:p>
          </table:table-cell>
          <table:table-cell office:value-type="float" office:value="0.579675064951612" calcext:value-type="float">
            <text:p>0.579675065</text:p>
          </table:table-cell>
          <table:table-cell table:number-columns-repeated="2" office:value-type="float" office:value="0.579710759765333" calcext:value-type="float">
            <text:p>0.5797107598</text:p>
          </table:table-cell>
          <table:table-cell office:value-type="float" office:value="0.586275503992121" calcext:value-type="float">
            <text:p>0.586275504</text:p>
          </table:table-cell>
          <table:table-cell office:value-type="float" office:value="0.610808083638544" calcext:value-type="float">
            <text:p>0.6108080836</text:p>
          </table:table-cell>
          <table:table-cell office:value-type="float" office:value="0.658976426351559" calcext:value-type="float">
            <text:p>0.6589764264</text:p>
          </table:table-cell>
          <table:table-cell office:value-type="float" office:value="0.728255603759181" calcext:value-type="float">
            <text:p>0.7282556038</text:p>
          </table:table-cell>
          <table:table-cell office:value-type="float" office:value="0.82724330516078" calcext:value-type="float">
            <text:p>0.8272433052</text:p>
          </table:table-cell>
          <table:table-cell office:value-type="float" office:value="0.859906761875676" calcext:value-type="float">
            <text:p>0.8599067619</text:p>
          </table:table-cell>
          <table:table-cell office:value-type="float" office:value="0.921471672213774" calcext:value-type="float">
            <text:p>0.9214716722</text:p>
          </table:table-cell>
          <table:table-cell office:value-type="float" office:value="0.937595600363739" calcext:value-type="float">
            <text:p>0.9375956004</text:p>
          </table:table-cell>
          <table:table-cell office:value-type="float" office:value="0.952899133324577" calcext:value-type="float">
            <text:p>0.9528991333</text:p>
          </table:table-cell>
          <table:table-cell office:value-type="float" office:value="0.962607327946241" calcext:value-type="float">
            <text:p>0.9626073279</text:p>
          </table:table-cell>
          <table:table-cell office:value-type="float" office:value="0.971659926000077" calcext:value-type="float">
            <text:p>0.971659926</text:p>
          </table:table-cell>
          <table:table-cell office:value-type="float" office:value="0.976075700285937" calcext:value-type="float">
            <text:p>0.9760757003</text:p>
          </table:table-cell>
          <table:table-cell office:value-type="float" office:value="0.978913260532048" calcext:value-type="float">
            <text:p>0.9789132605</text:p>
          </table:table-cell>
          <table:table-cell office:value-type="float" office:value="0.981780150118726" calcext:value-type="float">
            <text:p>0.9817801501</text:p>
          </table:table-cell>
          <table:table-cell office:value-type="float" office:value="0.986575285207379" calcext:value-type="float">
            <text:p>0.9865752852</text:p>
          </table:table-cell>
          <table:table-cell office:value-type="float" office:value="0.987311195740712" calcext:value-type="float">
            <text:p>0.9873111957</text:p>
          </table:table-cell>
          <table:table-cell office:value-type="float" office:value="0.988320229428988" calcext:value-type="float">
            <text:p>0.9883202294</text:p>
          </table:table-cell>
          <table:table-cell office:value-type="float" office:value="0.986326298230014" calcext:value-type="float">
            <text:p>0.9863262982</text:p>
          </table:table-cell>
          <table:table-cell office:value-type="float" office:value="0.984777652765349" calcext:value-type="float">
            <text:p>0.9847776528</text:p>
          </table:table-cell>
          <table:table-cell office:value-type="float" office:value="0.98558737607119" calcext:value-type="float">
            <text:p>0.9855873761</text:p>
          </table:table-cell>
          <table:table-cell office:value-type="float" office:value="0.986055810514862" calcext:value-type="float">
            <text:p>0.9860558105</text:p>
          </table:table-cell>
          <table:table-cell office:value-type="float" office:value="0.988153279714896" calcext:value-type="float">
            <text:p>0.9881532797</text:p>
          </table:table-cell>
          <table:table-cell office:value-type="float" office:value="0.989903081426323" calcext:value-type="float">
            <text:p>0.9899030814</text:p>
          </table:table-cell>
          <table:table-cell office:value-type="float" office:value="0.989671169733895" calcext:value-type="float">
            <text:p>0.9896711697</text:p>
          </table:table-cell>
          <table:table-cell office:value-type="float" office:value="0.986318619728174" calcext:value-type="float">
            <text:p>0.9863186197</text:p>
          </table:table-cell>
          <table:table-cell office:value-type="float" office:value="0.980955837188678" calcext:value-type="float">
            <text:p>0.9809558372</text:p>
          </table:table-cell>
          <table:table-cell office:value-type="float" office:value="0.978869133161395" calcext:value-type="float">
            <text:p>0.9788691332</text:p>
          </table:table-cell>
          <table:table-cell office:value-type="float" office:value="0.978260848192202" calcext:value-type="float">
            <text:p>0.9782608482</text:p>
          </table:table-cell>
          <table:table-cell office:value-type="float" office:value="0.973572802324703" calcext:value-type="float">
            <text:p>0.9735728023</text:p>
          </table:table-cell>
          <table:table-cell office:value-type="float" office:value="0.975134724096754" calcext:value-type="float">
            <text:p>0.9751347241</text:p>
          </table:table-cell>
          <table:table-cell office:value-type="float" office:value="0.969190776304732" calcext:value-type="float">
            <text:p>0.9691907763</text:p>
          </table:table-cell>
          <table:table-cell office:value-type="float" office:value="0.969384253453787" calcext:value-type="float">
            <text:p>0.9693842535</text:p>
          </table:table-cell>
          <table:table-cell table:number-columns-repeated="2" office:value-type="float" office:value="0.974553598191722" calcext:value-type="float">
            <text:p>0.9745535982</text:p>
          </table:table-cell>
        </table:table-row>
        <table:table-row table:style-name="ro1">
          <table:table-cell office:value-type="float" office:value="0.00000256" calcext:value-type="float">
            <text:p>0.00000256</text:p>
          </table:table-cell>
          <table:table-cell office:value-type="float" office:value="0.600347285228222" calcext:value-type="float">
            <text:p>0.6003472852</text:p>
          </table:table-cell>
          <table:table-cell office:value-type="float" office:value="0.601401014837173" calcext:value-type="float">
            <text:p>0.6014010148</text:p>
          </table:table-cell>
          <table:table-cell office:value-type="float" office:value="0.601700957909952" calcext:value-type="float">
            <text:p>0.6017009579</text:p>
          </table:table-cell>
          <table:table-cell office:value-type="float" office:value="0.602432404792821" calcext:value-type="float">
            <text:p>0.6024324048</text:p>
          </table:table-cell>
          <table:table-cell office:value-type="float" office:value="0.602476793139185" calcext:value-type="float">
            <text:p>0.6024767931</text:p>
          </table:table-cell>
          <table:table-cell office:value-type="float" office:value="0.602522904218317" calcext:value-type="float">
            <text:p>0.6025229042</text:p>
          </table:table-cell>
          <table:table-cell office:value-type="float" office:value="0.625498209737502" calcext:value-type="float">
            <text:p>0.6254982097</text:p>
          </table:table-cell>
          <table:table-cell office:value-type="float" office:value="0.677984110689553" calcext:value-type="float">
            <text:p>0.6779841107</text:p>
          </table:table-cell>
          <table:table-cell office:value-type="float" office:value="0.745092060128658" calcext:value-type="float">
            <text:p>0.7450920601</text:p>
          </table:table-cell>
          <table:table-cell office:value-type="float" office:value="0.831636092198277" calcext:value-type="float">
            <text:p>0.8316360922</text:p>
          </table:table-cell>
          <table:table-cell office:value-type="float" office:value="0.886145535031167" calcext:value-type="float">
            <text:p>0.886145535</text:p>
          </table:table-cell>
          <table:table-cell office:value-type="float" office:value="0.922491966949278" calcext:value-type="float">
            <text:p>0.9224919669</text:p>
          </table:table-cell>
          <table:table-cell office:value-type="float" office:value="0.942120841816897" calcext:value-type="float">
            <text:p>0.9421208418</text:p>
          </table:table-cell>
          <table:table-cell office:value-type="float" office:value="0.951956961293242" calcext:value-type="float">
            <text:p>0.9519569613</text:p>
          </table:table-cell>
          <table:table-cell office:value-type="float" office:value="0.958541813083556" calcext:value-type="float">
            <text:p>0.9585418131</text:p>
          </table:table-cell>
          <table:table-cell office:value-type="float" office:value="0.971340965042093" calcext:value-type="float">
            <text:p>0.971340965</text:p>
          </table:table-cell>
          <table:table-cell office:value-type="float" office:value="0.974393114242921" calcext:value-type="float">
            <text:p>0.9743931142</text:p>
          </table:table-cell>
          <table:table-cell office:value-type="float" office:value="0.977219024436722" calcext:value-type="float">
            <text:p>0.9772190244</text:p>
          </table:table-cell>
          <table:table-cell office:value-type="float" office:value="0.97933896289085" calcext:value-type="float">
            <text:p>0.9793389629</text:p>
          </table:table-cell>
          <table:table-cell office:value-type="float" office:value="0.982634254661126" calcext:value-type="float">
            <text:p>0.9826342547</text:p>
          </table:table-cell>
          <table:table-cell office:value-type="float" office:value="0.984196569786433" calcext:value-type="float">
            <text:p>0.9841965698</text:p>
          </table:table-cell>
          <table:table-cell office:value-type="float" office:value="0.9878812184473" calcext:value-type="float">
            <text:p>0.9878812184</text:p>
          </table:table-cell>
          <table:table-cell office:value-type="float" office:value="0.986919444581884" calcext:value-type="float">
            <text:p>0.9869194446</text:p>
          </table:table-cell>
          <table:table-cell office:value-type="float" office:value="0.986684936584105" calcext:value-type="float">
            <text:p>0.9866849366</text:p>
          </table:table-cell>
          <table:table-cell office:value-type="float" office:value="0.98517650508444" calcext:value-type="float">
            <text:p>0.9851765051</text:p>
          </table:table-cell>
          <table:table-cell office:value-type="float" office:value="0.984348360404051" calcext:value-type="float">
            <text:p>0.9843483604</text:p>
          </table:table-cell>
          <table:table-cell office:value-type="float" office:value="0.981820829149026" calcext:value-type="float">
            <text:p>0.9818208291</text:p>
          </table:table-cell>
          <table:table-cell office:value-type="float" office:value="0.982781584028995" calcext:value-type="float">
            <text:p>0.982781584</text:p>
          </table:table-cell>
          <table:table-cell office:value-type="float" office:value="0.983471668881405" calcext:value-type="float">
            <text:p>0.9834716689</text:p>
          </table:table-cell>
          <table:table-cell office:value-type="float" office:value="0.97796357162514" calcext:value-type="float">
            <text:p>0.9779635716</text:p>
          </table:table-cell>
          <table:table-cell office:value-type="float" office:value="0.978304972859934" calcext:value-type="float">
            <text:p>0.9783049729</text:p>
          </table:table-cell>
          <table:table-cell office:value-type="float" office:value="0.981242748140294" calcext:value-type="float">
            <text:p>0.9812427481</text:p>
          </table:table-cell>
          <table:table-cell office:value-type="float" office:value="0.979875819609564" calcext:value-type="float">
            <text:p>0.9798758196</text:p>
          </table:table-cell>
          <table:table-cell office:value-type="float" office:value="0.981104740817092" calcext:value-type="float">
            <text:p>0.9811047408</text:p>
          </table:table-cell>
          <table:table-cell office:value-type="float" office:value="0.98124142110049" calcext:value-type="float">
            <text:p>0.9812414211</text:p>
          </table:table-cell>
          <table:table-cell office:value-type="float" office:value="0.981108658428236" calcext:value-type="float">
            <text:p>0.9811086584</text:p>
          </table:table-cell>
          <table:table-cell office:value-type="float" office:value="0.980444679187701" calcext:value-type="float">
            <text:p>0.9804446792</text:p>
          </table:table-cell>
          <table:table-cell office:value-type="float" office:value="0.980468882459713" calcext:value-type="float">
            <text:p>0.9804688825</text:p>
          </table:table-cell>
          <table:table-cell office:value-type="float" office:value="0.980071561629452" calcext:value-type="float">
            <text:p>0.9800715616</text:p>
          </table:table-cell>
          <table:table-cell office:value-type="float" office:value="0.980240179678219" calcext:value-type="float">
            <text:p>0.9802401797</text:p>
          </table:table-cell>
        </table:table-row>
        <table:table-row table:style-name="ro1">
          <table:table-cell office:value-type="float" office:value="0.00000512" calcext:value-type="float">
            <text:p>0.00000512</text:p>
          </table:table-cell>
          <table:table-cell office:value-type="float" office:value="0.654537723854668" calcext:value-type="float">
            <text:p>0.6545377239</text:p>
          </table:table-cell>
          <table:table-cell office:value-type="float" office:value="0.657432601719345" calcext:value-type="float">
            <text:p>0.6574326017</text:p>
          </table:table-cell>
          <table:table-cell office:value-type="float" office:value="0.659153544298777" calcext:value-type="float">
            <text:p>0.6591535443</text:p>
          </table:table-cell>
          <table:table-cell office:value-type="float" office:value="0.659693806632107" calcext:value-type="float">
            <text:p>0.6596938066</text:p>
          </table:table-cell>
          <table:table-cell office:value-type="float" office:value="0.660024257384714" calcext:value-type="float">
            <text:p>0.6600242574</text:p>
          </table:table-cell>
          <table:table-cell office:value-type="float" office:value="0.669473826846415" calcext:value-type="float">
            <text:p>0.6694738268</text:p>
          </table:table-cell>
          <table:table-cell office:value-type="float" office:value="0.710698818991987" calcext:value-type="float">
            <text:p>0.710698819</text:p>
          </table:table-cell>
          <table:table-cell office:value-type="float" office:value="0.767031333175962" calcext:value-type="float">
            <text:p>0.7670313332</text:p>
          </table:table-cell>
          <table:table-cell office:value-type="float" office:value="0.831168885582717" calcext:value-type="float">
            <text:p>0.8311688856</text:p>
          </table:table-cell>
          <table:table-cell office:value-type="float" office:value="0.883653669989" calcext:value-type="float">
            <text:p>0.88365367</text:p>
          </table:table-cell>
          <table:table-cell office:value-type="float" office:value="0.915641272956725" calcext:value-type="float">
            <text:p>0.915641273</text:p>
          </table:table-cell>
          <table:table-cell office:value-type="float" office:value="0.936570883957274" calcext:value-type="float">
            <text:p>0.936570884</text:p>
          </table:table-cell>
          <table:table-cell office:value-type="float" office:value="0.948518917862037" calcext:value-type="float">
            <text:p>0.9485189179</text:p>
          </table:table-cell>
          <table:table-cell office:value-type="float" office:value="0.95636858668488" calcext:value-type="float">
            <text:p>0.9563685867</text:p>
          </table:table-cell>
          <table:table-cell office:value-type="float" office:value="0.967691295330171" calcext:value-type="float">
            <text:p>0.9676912953</text:p>
          </table:table-cell>
          <table:table-cell office:value-type="float" office:value="0.970988586594689" calcext:value-type="float">
            <text:p>0.9709885866</text:p>
          </table:table-cell>
          <table:table-cell office:value-type="float" office:value="0.975422754385006" calcext:value-type="float">
            <text:p>0.9754227544</text:p>
          </table:table-cell>
          <table:table-cell office:value-type="float" office:value="0.982448266529382" calcext:value-type="float">
            <text:p>0.9824482665</text:p>
          </table:table-cell>
          <table:table-cell office:value-type="float" office:value="0.987031029921379" calcext:value-type="float">
            <text:p>0.9870310299</text:p>
          </table:table-cell>
          <table:table-cell office:value-type="float" office:value="0.986874366163239" calcext:value-type="float">
            <text:p>0.9868743662</text:p>
          </table:table-cell>
          <table:table-cell office:value-type="float" office:value="0.986191149608709" calcext:value-type="float">
            <text:p>0.9861911496</text:p>
          </table:table-cell>
          <table:table-cell office:value-type="float" office:value="0.985358093407254" calcext:value-type="float">
            <text:p>0.9853580934</text:p>
          </table:table-cell>
          <table:table-cell office:value-type="float" office:value="0.985646885544873" calcext:value-type="float">
            <text:p>0.9856468855</text:p>
          </table:table-cell>
          <table:table-cell office:value-type="float" office:value="0.986852497023248" calcext:value-type="float">
            <text:p>0.986852497</text:p>
          </table:table-cell>
          <table:table-cell office:value-type="float" office:value="0.986058127657456" calcext:value-type="float">
            <text:p>0.9860581277</text:p>
          </table:table-cell>
          <table:table-cell office:value-type="float" office:value="0.98193977863398" calcext:value-type="float">
            <text:p>0.9819397786</text:p>
          </table:table-cell>
          <table:table-cell office:value-type="float" office:value="0.981532412152974" calcext:value-type="float">
            <text:p>0.9815324122</text:p>
          </table:table-cell>
          <table:table-cell office:value-type="float" office:value="0.978834408636504" calcext:value-type="float">
            <text:p>0.9788344086</text:p>
          </table:table-cell>
          <table:table-cell office:value-type="float" office:value="0.977946037816745" calcext:value-type="float">
            <text:p>0.9779460378</text:p>
          </table:table-cell>
          <table:table-cell office:value-type="float" office:value="0.976959181541194" calcext:value-type="float">
            <text:p>0.9769591815</text:p>
          </table:table-cell>
          <table:table-cell office:value-type="float" office:value="0.968693409826645" calcext:value-type="float">
            <text:p>0.9686934098</text:p>
          </table:table-cell>
          <table:table-cell office:value-type="float" office:value="0.968480497097752" calcext:value-type="float">
            <text:p>0.9684804971</text:p>
          </table:table-cell>
          <table:table-cell office:value-type="float" office:value="0.961635110224071" calcext:value-type="float">
            <text:p>0.9616351102</text:p>
          </table:table-cell>
          <table:table-cell office:value-type="float" office:value="0.964361021976521" calcext:value-type="float">
            <text:p>0.964361022</text:p>
          </table:table-cell>
          <table:table-cell office:value-type="float" office:value="0.95932776087088" calcext:value-type="float">
            <text:p>0.9593277609</text:p>
          </table:table-cell>
          <table:table-cell office:value-type="float" office:value="0.960377970154398" calcext:value-type="float">
            <text:p>0.9603779702</text:p>
          </table:table-cell>
          <table:table-cell office:value-type="float" office:value="0.959940087456799" calcext:value-type="float">
            <text:p>0.9599400875</text:p>
          </table:table-cell>
          <table:table-cell office:value-type="float" office:value="0.960302668188102" calcext:value-type="float">
            <text:p>0.9603026682</text:p>
          </table:table-cell>
          <table:table-cell office:value-type="float" office:value="0.960061040064594" calcext:value-type="float">
            <text:p>0.9600610401</text:p>
          </table:table-cell>
          <table:table-cell office:value-type="float" office:value="0.960227696551078" calcext:value-type="float">
            <text:p>0.9602276966</text:p>
          </table:table-cell>
        </table:table-row>
        <table:table-row table:style-name="ro1">
          <table:table-cell office:value-type="float" office:value="0.00001024" calcext:value-type="float">
            <text:p>0.00001024</text:p>
          </table:table-cell>
          <table:table-cell office:value-type="float" office:value="0.703719751345208" calcext:value-type="float">
            <text:p>0.7037197513</text:p>
          </table:table-cell>
          <table:table-cell office:value-type="float" office:value="0.704345107095418" calcext:value-type="float">
            <text:p>0.7043451071</text:p>
          </table:table-cell>
          <table:table-cell office:value-type="float" office:value="0.705745316738518" calcext:value-type="float">
            <text:p>0.7057453167</text:p>
          </table:table-cell>
          <table:table-cell office:value-type="float" office:value="0.706340240915613" calcext:value-type="float">
            <text:p>0.7063402409</text:p>
          </table:table-cell>
          <table:table-cell office:value-type="float" office:value="0.706738135599787" calcext:value-type="float">
            <text:p>0.7067381356</text:p>
          </table:table-cell>
          <table:table-cell office:value-type="float" office:value="0.71816629717191" calcext:value-type="float">
            <text:p>0.7181662972</text:p>
          </table:table-cell>
          <table:table-cell office:value-type="float" office:value="0.758432387561624" calcext:value-type="float">
            <text:p>0.7584323876</text:p>
          </table:table-cell>
          <table:table-cell office:value-type="float" office:value="0.814012813109572" calcext:value-type="float">
            <text:p>0.8140128131</text:p>
          </table:table-cell>
          <table:table-cell office:value-type="float" office:value="0.864991333822233" calcext:value-type="float">
            <text:p>0.8649913338</text:p>
          </table:table-cell>
          <table:table-cell office:value-type="float" office:value="0.90488343907849" calcext:value-type="float">
            <text:p>0.9048834391</text:p>
          </table:table-cell>
          <table:table-cell office:value-type="float" office:value="0.934477589101547" calcext:value-type="float">
            <text:p>0.9344775891</text:p>
          </table:table-cell>
          <table:table-cell office:value-type="float" office:value="0.947079516926267" calcext:value-type="float">
            <text:p>0.9470795169</text:p>
          </table:table-cell>
          <table:table-cell office:value-type="float" office:value="0.958859700283264" calcext:value-type="float">
            <text:p>0.9588597003</text:p>
          </table:table-cell>
          <table:table-cell office:value-type="float" office:value="0.970637415869777" calcext:value-type="float">
            <text:p>0.9706374159</text:p>
          </table:table-cell>
          <table:table-cell office:value-type="float" office:value="0.975700969709404" calcext:value-type="float">
            <text:p>0.9757009697</text:p>
          </table:table-cell>
          <table:table-cell office:value-type="float" office:value="0.979443216237304" calcext:value-type="float">
            <text:p>0.9794432162</text:p>
          </table:table-cell>
          <table:table-cell office:value-type="float" office:value="0.981989011252" calcext:value-type="float">
            <text:p>0.9819890113</text:p>
          </table:table-cell>
          <table:table-cell office:value-type="float" office:value="0.984306537248706" calcext:value-type="float">
            <text:p>0.9843065372</text:p>
          </table:table-cell>
          <table:table-cell office:value-type="float" office:value="0.98681776006439" calcext:value-type="float">
            <text:p>0.9868177601</text:p>
          </table:table-cell>
          <table:table-cell office:value-type="float" office:value="0.987960052238736" calcext:value-type="float">
            <text:p>0.9879600522</text:p>
          </table:table-cell>
          <table:table-cell office:value-type="float" office:value="0.986886136550872" calcext:value-type="float">
            <text:p>0.9868861366</text:p>
          </table:table-cell>
          <table:table-cell office:value-type="float" office:value="0.985961020706655" calcext:value-type="float">
            <text:p>0.9859610207</text:p>
          </table:table-cell>
          <table:table-cell office:value-type="float" office:value="0.985133657514673" calcext:value-type="float">
            <text:p>0.9851336575</text:p>
          </table:table-cell>
          <table:table-cell office:value-type="float" office:value="0.984401537391286" calcext:value-type="float">
            <text:p>0.9844015374</text:p>
          </table:table-cell>
          <table:table-cell office:value-type="float" office:value="0.984670763332671" calcext:value-type="float">
            <text:p>0.9846707633</text:p>
          </table:table-cell>
          <table:table-cell office:value-type="float" office:value="0.984479736903015" calcext:value-type="float">
            <text:p>0.9844797369</text:p>
          </table:table-cell>
          <table:table-cell office:value-type="float" office:value="0.982398055126508" calcext:value-type="float">
            <text:p>0.9823980551</text:p>
          </table:table-cell>
          <table:table-cell office:value-type="float" office:value="0.978777584732052" calcext:value-type="float">
            <text:p>0.9787775847</text:p>
          </table:table-cell>
          <table:table-cell office:value-type="float" office:value="0.976705607484741" calcext:value-type="float">
            <text:p>0.9767056075</text:p>
          </table:table-cell>
          <table:table-cell office:value-type="float" office:value="0.976444960933908" calcext:value-type="float">
            <text:p>0.9764449609</text:p>
          </table:table-cell>
          <table:table-cell office:value-type="float" office:value="0.976697263645436" calcext:value-type="float">
            <text:p>0.9766972636</text:p>
          </table:table-cell>
          <table:table-cell office:value-type="float" office:value="0.976231876876915" calcext:value-type="float">
            <text:p>0.9762318769</text:p>
          </table:table-cell>
          <table:table-cell office:value-type="float" office:value="0.972719590429884" calcext:value-type="float">
            <text:p>0.9727195904</text:p>
          </table:table-cell>
          <table:table-cell office:value-type="float" office:value="0.969187336125773" calcext:value-type="float">
            <text:p>0.9691873361</text:p>
          </table:table-cell>
          <table:table-cell office:value-type="float" office:value="0.970059274560335" calcext:value-type="float">
            <text:p>0.9700592746</text:p>
          </table:table-cell>
          <table:table-cell office:value-type="float" office:value="0.970072354365494" calcext:value-type="float">
            <text:p>0.9700723544</text:p>
          </table:table-cell>
          <table:table-cell office:value-type="float" office:value="0.969387470857425" calcext:value-type="float">
            <text:p>0.9693874709</text:p>
          </table:table-cell>
          <table:table-cell office:value-type="float" office:value="0.969754375752383" calcext:value-type="float">
            <text:p>0.9697543758</text:p>
          </table:table-cell>
          <table:table-cell office:value-type="float" office:value="0.969380951943554" calcext:value-type="float">
            <text:p>0.9693809519</text:p>
          </table:table-cell>
          <table:table-cell office:value-type="float" office:value="0.969186425708113" calcext:value-type="float">
            <text:p>0.9691864257</text:p>
          </table:table-cell>
        </table:table-row>
        <table:table-row table:style-name="ro1">
          <table:table-cell office:value-type="float" office:value="0.00002048" calcext:value-type="float">
            <text:p>0.00002048</text:p>
          </table:table-cell>
          <table:table-cell table:number-columns-repeated="3" office:value-type="float" office:value="0.738927972227196" calcext:value-type="float">
            <text:p>0.7389279722</text:p>
          </table:table-cell>
          <table:table-cell table:number-columns-repeated="2" office:value-type="float" office:value="0.738994662506439" calcext:value-type="float">
            <text:p>0.7389946625</text:p>
          </table:table-cell>
          <table:table-cell office:value-type="float" office:value="0.755192869136542" calcext:value-type="float">
            <text:p>0.7551928691</text:p>
          </table:table-cell>
          <table:table-cell office:value-type="float" office:value="0.809820680017819" calcext:value-type="float">
            <text:p>0.80982068</text:p>
          </table:table-cell>
          <table:table-cell office:value-type="float" office:value="0.863563904438194" calcext:value-type="float">
            <text:p>0.8635639044</text:p>
          </table:table-cell>
          <table:table-cell office:value-type="float" office:value="0.898043564316602" calcext:value-type="float">
            <text:p>0.8980435643</text:p>
          </table:table-cell>
          <table:table-cell office:value-type="float" office:value="0.929920629508619" calcext:value-type="float">
            <text:p>0.9299206295</text:p>
          </table:table-cell>
          <table:table-cell office:value-type="float" office:value="0.945991365464292" calcext:value-type="float">
            <text:p>0.9459913655</text:p>
          </table:table-cell>
          <table:table-cell office:value-type="float" office:value="0.958001865204598" calcext:value-type="float">
            <text:p>0.9580018652</text:p>
          </table:table-cell>
          <table:table-cell office:value-type="float" office:value="0.970402563844412" calcext:value-type="float">
            <text:p>0.9704025638</text:p>
          </table:table-cell>
          <table:table-cell office:value-type="float" office:value="0.975778919931303" calcext:value-type="float">
            <text:p>0.9757789199</text:p>
          </table:table-cell>
          <table:table-cell office:value-type="float" office:value="0.978327999697996" calcext:value-type="float">
            <text:p>0.9783279997</text:p>
          </table:table-cell>
          <table:table-cell office:value-type="float" office:value="0.97918428834551" calcext:value-type="float">
            <text:p>0.9791842883</text:p>
          </table:table-cell>
          <table:table-cell office:value-type="float" office:value="0.979373730618041" calcext:value-type="float">
            <text:p>0.9793737306</text:p>
          </table:table-cell>
          <table:table-cell office:value-type="float" office:value="0.979018845560094" calcext:value-type="float">
            <text:p>0.9790188456</text:p>
          </table:table-cell>
          <table:table-cell office:value-type="float" office:value="0.97874004531162" calcext:value-type="float">
            <text:p>0.9787400453</text:p>
          </table:table-cell>
          <table:table-cell office:value-type="float" office:value="0.977913040505796" calcext:value-type="float">
            <text:p>0.9779130405</text:p>
          </table:table-cell>
          <table:table-cell office:value-type="float" office:value="0.972945138320681" calcext:value-type="float">
            <text:p>0.9729451383</text:p>
          </table:table-cell>
          <table:table-cell office:value-type="float" office:value="0.970440690912906" calcext:value-type="float">
            <text:p>0.9704406909</text:p>
          </table:table-cell>
          <table:table-cell office:value-type="float" office:value="0.971134426667893" calcext:value-type="float">
            <text:p>0.9711344267</text:p>
          </table:table-cell>
          <table:table-cell office:value-type="float" office:value="0.973599662005993" calcext:value-type="float">
            <text:p>0.973599662</text:p>
          </table:table-cell>
          <table:table-cell office:value-type="float" office:value="0.976103049257806" calcext:value-type="float">
            <text:p>0.9761030493</text:p>
          </table:table-cell>
          <table:table-cell office:value-type="float" office:value="0.976228817626222" calcext:value-type="float">
            <text:p>0.9762288176</text:p>
          </table:table-cell>
          <table:table-cell office:value-type="float" office:value="0.976113453368324" calcext:value-type="float">
            <text:p>0.9761134534</text:p>
          </table:table-cell>
          <table:table-cell office:value-type="float" office:value="0.974719292443723" calcext:value-type="float">
            <text:p>0.9747192924</text:p>
          </table:table-cell>
          <table:table-cell office:value-type="float" office:value="0.972381359406938" calcext:value-type="float">
            <text:p>0.9723813594</text:p>
          </table:table-cell>
          <table:table-cell office:value-type="float" office:value="0.972092821936319" calcext:value-type="float">
            <text:p>0.9720928219</text:p>
          </table:table-cell>
          <table:table-cell office:value-type="float" office:value="0.968475891067664" calcext:value-type="float">
            <text:p>0.9684758911</text:p>
          </table:table-cell>
          <table:table-cell office:value-type="float" office:value="0.96607877876265" calcext:value-type="float">
            <text:p>0.9660787788</text:p>
          </table:table-cell>
          <table:table-cell office:value-type="float" office:value="0.961514728174317" calcext:value-type="float">
            <text:p>0.9615147282</text:p>
          </table:table-cell>
          <table:table-cell office:value-type="float" office:value="0.959635807345674" calcext:value-type="float">
            <text:p>0.9596358073</text:p>
          </table:table-cell>
          <table:table-cell office:value-type="float" office:value="0.956551115819016" calcext:value-type="float">
            <text:p>0.9565511158</text:p>
          </table:table-cell>
          <table:table-cell office:value-type="float" office:value="0.956384420975557" calcext:value-type="float">
            <text:p>0.956384421</text:p>
          </table:table-cell>
          <table:table-cell table:number-columns-repeated="4" office:value-type="float" office:value="0.958170196155105" calcext:value-type="float">
            <text:p>0.9581701962</text:p>
          </table:table-cell>
        </table:table-row>
        <table:table-row table:style-name="ro1">
          <table:table-cell office:value-type="float" office:value="0.00004096" calcext:value-type="float">
            <text:p>0.00004096</text:p>
          </table:table-cell>
          <table:table-cell table:number-columns-repeated="5" office:value-type="float" office:value="0.768763692334184" calcext:value-type="float">
            <text:p>0.7687636923</text:p>
          </table:table-cell>
          <table:table-cell office:value-type="float" office:value="0.800343647798435" calcext:value-type="float">
            <text:p>0.8003436478</text:p>
          </table:table-cell>
          <table:table-cell office:value-type="float" office:value="0.853319410543114" calcext:value-type="float">
            <text:p>0.8533194105</text:p>
          </table:table-cell>
          <table:table-cell office:value-type="float" office:value="0.88916045070195" calcext:value-type="float">
            <text:p>0.8891604507</text:p>
          </table:table-cell>
          <table:table-cell office:value-type="float" office:value="0.928484054646059" calcext:value-type="float">
            <text:p>0.9284840546</text:p>
          </table:table-cell>
          <table:table-cell office:value-type="float" office:value="0.941927036456988" calcext:value-type="float">
            <text:p>0.9419270365</text:p>
          </table:table-cell>
          <table:table-cell office:value-type="float" office:value="0.955668790210022" calcext:value-type="float">
            <text:p>0.9556687902</text:p>
          </table:table-cell>
          <table:table-cell office:value-type="float" office:value="0.967538465180845" calcext:value-type="float">
            <text:p>0.9675384652</text:p>
          </table:table-cell>
          <table:table-cell office:value-type="float" office:value="0.976162139744562" calcext:value-type="float">
            <text:p>0.9761621397</text:p>
          </table:table-cell>
          <table:table-cell office:value-type="float" office:value="0.978661985049335" calcext:value-type="float">
            <text:p>0.978661985</text:p>
          </table:table-cell>
          <table:table-cell office:value-type="float" office:value="0.975582694440538" calcext:value-type="float">
            <text:p>0.9755826944</text:p>
          </table:table-cell>
          <table:table-cell office:value-type="float" office:value="0.973426525446585" calcext:value-type="float">
            <text:p>0.9734265254</text:p>
          </table:table-cell>
          <table:table-cell office:value-type="float" office:value="0.971853535755875" calcext:value-type="float">
            <text:p>0.9718535358</text:p>
          </table:table-cell>
          <table:table-cell office:value-type="float" office:value="0.974320347877899" calcext:value-type="float">
            <text:p>0.9743203479</text:p>
          </table:table-cell>
          <table:table-cell office:value-type="float" office:value="0.97427017448365" calcext:value-type="float">
            <text:p>0.9742701745</text:p>
          </table:table-cell>
          <table:table-cell office:value-type="float" office:value="0.974334299283081" calcext:value-type="float">
            <text:p>0.9743342993</text:p>
          </table:table-cell>
          <table:table-cell office:value-type="float" office:value="0.973858859397342" calcext:value-type="float">
            <text:p>0.9738588594</text:p>
          </table:table-cell>
          <table:table-cell office:value-type="float" office:value="0.973642635688765" calcext:value-type="float">
            <text:p>0.9736426357</text:p>
          </table:table-cell>
          <table:table-cell office:value-type="float" office:value="0.976008798612778" calcext:value-type="float">
            <text:p>0.9760087986</text:p>
          </table:table-cell>
          <table:table-cell office:value-type="float" office:value="0.973729853365012" calcext:value-type="float">
            <text:p>0.9737298534</text:p>
          </table:table-cell>
          <table:table-cell office:value-type="float" office:value="0.971714854681711" calcext:value-type="float">
            <text:p>0.9717148547</text:p>
          </table:table-cell>
          <table:table-cell office:value-type="float" office:value="0.969941853997069" calcext:value-type="float">
            <text:p>0.969941854</text:p>
          </table:table-cell>
          <table:table-cell office:value-type="float" office:value="0.970131101645337" calcext:value-type="float">
            <text:p>0.9701311016</text:p>
          </table:table-cell>
          <table:table-cell office:value-type="float" office:value="0.969268143364001" calcext:value-type="float">
            <text:p>0.9692681434</text:p>
          </table:table-cell>
          <table:table-cell office:value-type="float" office:value="0.964989774532694" calcext:value-type="float">
            <text:p>0.9649897745</text:p>
          </table:table-cell>
          <table:table-cell office:value-type="float" office:value="0.960765916705252" calcext:value-type="float">
            <text:p>0.9607659167</text:p>
          </table:table-cell>
          <table:table-cell office:value-type="float" office:value="0.958606775283927" calcext:value-type="float">
            <text:p>0.9586067753</text:p>
          </table:table-cell>
          <table:table-cell office:value-type="float" office:value="0.961241379288106" calcext:value-type="float">
            <text:p>0.9612413793</text:p>
          </table:table-cell>
          <table:table-cell office:value-type="float" office:value="0.964129460216278" calcext:value-type="float">
            <text:p>0.9641294602</text:p>
          </table:table-cell>
          <table:table-cell office:value-type="float" office:value="0.963780455085509" calcext:value-type="float">
            <text:p>0.9637804551</text:p>
          </table:table-cell>
          <table:table-cell table:number-columns-repeated="6" office:value-type="float" office:value="0.963824464030803" calcext:value-type="float">
            <text:p>0.963824464</text:p>
          </table:table-cell>
        </table:table-row>
        <table:table-row table:style-name="ro1">
          <table:table-cell office:value-type="float" office:value="0.00008192" calcext:value-type="float">
            <text:p>0.00008192</text:p>
          </table:table-cell>
          <table:table-cell table:number-columns-repeated="4" office:value-type="float" office:value="0.774988011612186" calcext:value-type="float">
            <text:p>0.7749880116</text:p>
          </table:table-cell>
          <table:table-cell office:value-type="float" office:value="0.781661613918312" calcext:value-type="float">
            <text:p>0.7816616139</text:p>
          </table:table-cell>
          <table:table-cell office:value-type="float" office:value="0.833813526808617" calcext:value-type="float">
            <text:p>0.8338135268</text:p>
          </table:table-cell>
          <table:table-cell office:value-type="float" office:value="0.878656980305964" calcext:value-type="float">
            <text:p>0.8786569803</text:p>
          </table:table-cell>
          <table:table-cell office:value-type="float" office:value="0.920167662542956" calcext:value-type="float">
            <text:p>0.9201676625</text:p>
          </table:table-cell>
          <table:table-cell office:value-type="float" office:value="0.938189999178393" calcext:value-type="float">
            <text:p>0.9381899992</text:p>
          </table:table-cell>
          <table:table-cell office:value-type="float" office:value="0.952636606878624" calcext:value-type="float">
            <text:p>0.9526366069</text:p>
          </table:table-cell>
          <table:table-cell office:value-type="float" office:value="0.96406543863546" calcext:value-type="float">
            <text:p>0.9640654386</text:p>
          </table:table-cell>
          <table:table-cell office:value-type="float" office:value="0.970443502823032" calcext:value-type="float">
            <text:p>0.9704435028</text:p>
          </table:table-cell>
          <table:table-cell office:value-type="float" office:value="0.976193232627176" calcext:value-type="float">
            <text:p>0.9761932326</text:p>
          </table:table-cell>
          <table:table-cell office:value-type="float" office:value="0.976093219006395" calcext:value-type="float">
            <text:p>0.976093219</text:p>
          </table:table-cell>
          <table:table-cell office:value-type="float" office:value="0.975228892362559" calcext:value-type="float">
            <text:p>0.9752288924</text:p>
          </table:table-cell>
          <table:table-cell office:value-type="float" office:value="0.975354566978524" calcext:value-type="float">
            <text:p>0.975354567</text:p>
          </table:table-cell>
          <table:table-cell office:value-type="float" office:value="0.97664345749359" calcext:value-type="float">
            <text:p>0.9766434575</text:p>
          </table:table-cell>
          <table:table-cell office:value-type="float" office:value="0.975745812437017" calcext:value-type="float">
            <text:p>0.9757458124</text:p>
          </table:table-cell>
          <table:table-cell office:value-type="float" office:value="0.974903323300414" calcext:value-type="float">
            <text:p>0.9749033233</text:p>
          </table:table-cell>
          <table:table-cell office:value-type="float" office:value="0.973442686382311" calcext:value-type="float">
            <text:p>0.9734426864</text:p>
          </table:table-cell>
          <table:table-cell office:value-type="float" office:value="0.973163820134642" calcext:value-type="float">
            <text:p>0.9731638201</text:p>
          </table:table-cell>
          <table:table-cell office:value-type="float" office:value="0.968129198262379" calcext:value-type="float">
            <text:p>0.9681291983</text:p>
          </table:table-cell>
          <table:table-cell office:value-type="float" office:value="0.96530280621743" calcext:value-type="float">
            <text:p>0.9653028062</text:p>
          </table:table-cell>
          <table:table-cell office:value-type="float" office:value="0.965472142604335" calcext:value-type="float">
            <text:p>0.9654721426</text:p>
          </table:table-cell>
          <table:table-cell office:value-type="float" office:value="0.96778648722231" calcext:value-type="float">
            <text:p>0.9677864872</text:p>
          </table:table-cell>
          <table:table-cell office:value-type="float" office:value="0.967391143791048" calcext:value-type="float">
            <text:p>0.9673911438</text:p>
          </table:table-cell>
          <table:table-cell office:value-type="float" office:value="0.964676275524962" calcext:value-type="float">
            <text:p>0.9646762755</text:p>
          </table:table-cell>
          <table:table-cell office:value-type="float" office:value="0.959365136109123" calcext:value-type="float">
            <text:p>0.9593651361</text:p>
          </table:table-cell>
          <table:table-cell office:value-type="float" office:value="0.954941645293127" calcext:value-type="float">
            <text:p>0.9549416453</text:p>
          </table:table-cell>
          <table:table-cell office:value-type="float" office:value="0.953658112729323" calcext:value-type="float">
            <text:p>0.9536581127</text:p>
          </table:table-cell>
          <table:table-cell office:value-type="float" office:value="0.957437265061587" calcext:value-type="float">
            <text:p>0.9574372651</text:p>
          </table:table-cell>
          <table:table-cell table:number-columns-repeated="9" office:value-type="float" office:value="0.95840210398269" calcext:value-type="float">
            <text:p>0.958402104</text:p>
          </table:table-cell>
        </table:table-row>
        <table:table-row table:style-name="ro1">
          <table:table-cell office:value-type="float" office:value="0.00016384" calcext:value-type="float">
            <text:p>0.00016384</text:p>
          </table:table-cell>
          <table:table-cell table:number-columns-repeated="4" office:value-type="float" office:value="0.809728709163138" calcext:value-type="float">
            <text:p>0.8097287092</text:p>
          </table:table-cell>
          <table:table-cell office:value-type="float" office:value="0.820499398672291" calcext:value-type="float">
            <text:p>0.8204993987</text:p>
          </table:table-cell>
          <table:table-cell office:value-type="float" office:value="0.860858984899357" calcext:value-type="float">
            <text:p>0.8608589849</text:p>
          </table:table-cell>
          <table:table-cell office:value-type="float" office:value="0.913936282870796" calcext:value-type="float">
            <text:p>0.9139362829</text:p>
          </table:table-cell>
          <table:table-cell office:value-type="float" office:value="0.93602305185398" calcext:value-type="float">
            <text:p>0.9360230519</text:p>
          </table:table-cell>
          <table:table-cell office:value-type="float" office:value="0.94912140257" calcext:value-type="float">
            <text:p>0.9491214026</text:p>
          </table:table-cell>
          <table:table-cell office:value-type="float" office:value="0.961352061884133" calcext:value-type="float">
            <text:p>0.9613520619</text:p>
          </table:table-cell>
          <table:table-cell office:value-type="float" office:value="0.969732579313705" calcext:value-type="float">
            <text:p>0.9697325793</text:p>
          </table:table-cell>
          <table:table-cell office:value-type="float" office:value="0.97086673208422" calcext:value-type="float">
            <text:p>0.9708667321</text:p>
          </table:table-cell>
          <table:table-cell office:value-type="float" office:value="0.97258155212251" calcext:value-type="float">
            <text:p>0.9725815521</text:p>
          </table:table-cell>
          <table:table-cell office:value-type="float" office:value="0.972394114275778" calcext:value-type="float">
            <text:p>0.9723941143</text:p>
          </table:table-cell>
          <table:table-cell office:value-type="float" office:value="0.972201968028069" calcext:value-type="float">
            <text:p>0.972201968</text:p>
          </table:table-cell>
          <table:table-cell office:value-type="float" office:value="0.974669299101373" calcext:value-type="float">
            <text:p>0.9746692991</text:p>
          </table:table-cell>
          <table:table-cell office:value-type="float" office:value="0.975735328705266" calcext:value-type="float">
            <text:p>0.9757353287</text:p>
          </table:table-cell>
          <table:table-cell office:value-type="float" office:value="0.974250121128909" calcext:value-type="float">
            <text:p>0.9742501211</text:p>
          </table:table-cell>
          <table:table-cell office:value-type="float" office:value="0.972650484701929" calcext:value-type="float">
            <text:p>0.9726504847</text:p>
          </table:table-cell>
          <table:table-cell office:value-type="float" office:value="0.969927853611131" calcext:value-type="float">
            <text:p>0.9699278536</text:p>
          </table:table-cell>
          <table:table-cell office:value-type="float" office:value="0.963085495985551" calcext:value-type="float">
            <text:p>0.963085496</text:p>
          </table:table-cell>
          <table:table-cell office:value-type="float" office:value="0.960209866392624" calcext:value-type="float">
            <text:p>0.9602098664</text:p>
          </table:table-cell>
          <table:table-cell office:value-type="float" office:value="0.96004358927681" calcext:value-type="float">
            <text:p>0.9600435893</text:p>
          </table:table-cell>
          <table:table-cell office:value-type="float" office:value="0.960949248347099" calcext:value-type="float">
            <text:p>0.9609492483</text:p>
          </table:table-cell>
          <table:table-cell office:value-type="float" office:value="0.958499972764514" calcext:value-type="float">
            <text:p>0.9584999728</text:p>
          </table:table-cell>
          <table:table-cell office:value-type="float" office:value="0.9521977061094" calcext:value-type="float">
            <text:p>0.9521977061</text:p>
          </table:table-cell>
          <table:table-cell office:value-type="float" office:value="0.936010292376761" calcext:value-type="float">
            <text:p>0.9360102924</text:p>
          </table:table-cell>
          <table:table-cell office:value-type="float" office:value="0.93357497112544" calcext:value-type="float">
            <text:p>0.9335749711</text:p>
          </table:table-cell>
          <table:table-cell office:value-type="float" office:value="0.941061121032793" calcext:value-type="float">
            <text:p>0.941061121</text:p>
          </table:table-cell>
          <table:table-cell table:number-columns-repeated="11" office:value-type="float" office:value="0.944155682181362" calcext:value-type="float">
            <text:p>0.9441556822</text:p>
          </table:table-cell>
        </table:table-row>
        <table:table-row table:style-name="ro1">
          <table:table-cell office:value-type="float" office:value="0.00032768" calcext:value-type="float">
            <text:p>0.00032768</text:p>
          </table:table-cell>
          <table:table-cell office:value-type="float" office:value="0.832894821050129" calcext:value-type="float">
            <text:p>0.8328948211</text:p>
          </table:table-cell>
          <table:table-cell table:number-columns-repeated="3" office:value-type="float" office:value="0.833207474432003" calcext:value-type="float">
            <text:p>0.8332074744</text:p>
          </table:table-cell>
          <table:table-cell office:value-type="float" office:value="0.846508175312455" calcext:value-type="float">
            <text:p>0.8465081753</text:p>
          </table:table-cell>
          <table:table-cell office:value-type="float" office:value="0.896490575518406" calcext:value-type="float">
            <text:p>0.8964905755</text:p>
          </table:table-cell>
          <table:table-cell office:value-type="float" office:value="0.928296074240485" calcext:value-type="float">
            <text:p>0.9282960742</text:p>
          </table:table-cell>
          <table:table-cell office:value-type="float" office:value="0.945690782134287" calcext:value-type="float">
            <text:p>0.9456907821</text:p>
          </table:table-cell>
          <table:table-cell office:value-type="float" office:value="0.959331910714231" calcext:value-type="float">
            <text:p>0.9593319107</text:p>
          </table:table-cell>
          <table:table-cell office:value-type="float" office:value="0.966442072646656" calcext:value-type="float">
            <text:p>0.9664420726</text:p>
          </table:table-cell>
          <table:table-cell office:value-type="float" office:value="0.968096254276987" calcext:value-type="float">
            <text:p>0.9680962543</text:p>
          </table:table-cell>
          <table:table-cell office:value-type="float" office:value="0.967342105338425" calcext:value-type="float">
            <text:p>0.9673421053</text:p>
          </table:table-cell>
          <table:table-cell office:value-type="float" office:value="0.968553042054416" calcext:value-type="float">
            <text:p>0.9685530421</text:p>
          </table:table-cell>
          <table:table-cell office:value-type="float" office:value="0.969789329822092" calcext:value-type="float">
            <text:p>0.9697893298</text:p>
          </table:table-cell>
          <table:table-cell office:value-type="float" office:value="0.963811631822909" calcext:value-type="float">
            <text:p>0.9638116318</text:p>
          </table:table-cell>
          <table:table-cell office:value-type="float" office:value="0.966183066657877" calcext:value-type="float">
            <text:p>0.9661830667</text:p>
          </table:table-cell>
          <table:table-cell office:value-type="float" office:value="0.968315001732113" calcext:value-type="float">
            <text:p>0.9683150017</text:p>
          </table:table-cell>
          <table:table-cell office:value-type="float" office:value="0.967198652619756" calcext:value-type="float">
            <text:p>0.9671986526</text:p>
          </table:table-cell>
          <table:table-cell office:value-type="float" office:value="0.964406143741094" calcext:value-type="float">
            <text:p>0.9644061437</text:p>
          </table:table-cell>
          <table:table-cell office:value-type="float" office:value="0.959978250003724" calcext:value-type="float">
            <text:p>0.95997825</text:p>
          </table:table-cell>
          <table:table-cell office:value-type="float" office:value="0.957429840106462" calcext:value-type="float">
            <text:p>0.9574298401</text:p>
          </table:table-cell>
          <table:table-cell office:value-type="float" office:value="0.955600342137296" calcext:value-type="float">
            <text:p>0.9556003421</text:p>
          </table:table-cell>
          <table:table-cell office:value-type="float" office:value="0.953525919247588" calcext:value-type="float">
            <text:p>0.9535259192</text:p>
          </table:table-cell>
          <table:table-cell office:value-type="float" office:value="0.948499764556552" calcext:value-type="float">
            <text:p>0.9484997646</text:p>
          </table:table-cell>
          <table:table-cell office:value-type="float" office:value="0.938609183886884" calcext:value-type="float">
            <text:p>0.9386091839</text:p>
          </table:table-cell>
          <table:table-cell office:value-type="float" office:value="0.93534343652551" calcext:value-type="float">
            <text:p>0.9353434365</text:p>
          </table:table-cell>
          <table:table-cell office:value-type="float" office:value="0.93903151431005" calcext:value-type="float">
            <text:p>0.9390315143</text:p>
          </table:table-cell>
          <table:table-cell table:number-columns-repeated="13" office:value-type="float" office:value="0.94099735982567" calcext:value-type="float">
            <text:p>0.9409973598</text:p>
          </table:table-cell>
        </table:table-row>
        <table:table-row table:style-name="ro1">
          <table:table-cell office:value-type="float" office:value="0.00065536" calcext:value-type="float">
            <text:p>0.00065536</text:p>
          </table:table-cell>
          <table:table-cell table:number-columns-repeated="3" office:value-type="float" office:value="0.857525216223737" calcext:value-type="float">
            <text:p>0.8575252162</text:p>
          </table:table-cell>
          <table:table-cell office:value-type="float" office:value="0.858916896159729" calcext:value-type="float">
            <text:p>0.8589168962</text:p>
          </table:table-cell>
          <table:table-cell office:value-type="float" office:value="0.877563558033923" calcext:value-type="float">
            <text:p>0.877563558</text:p>
          </table:table-cell>
          <table:table-cell office:value-type="float" office:value="0.906843678985372" calcext:value-type="float">
            <text:p>0.906843679</text:p>
          </table:table-cell>
          <table:table-cell office:value-type="float" office:value="0.937325731216463" calcext:value-type="float">
            <text:p>0.9373257312</text:p>
          </table:table-cell>
          <table:table-cell office:value-type="float" office:value="0.954642656426783" calcext:value-type="float">
            <text:p>0.9546426564</text:p>
          </table:table-cell>
          <table:table-cell office:value-type="float" office:value="0.96641215469018" calcext:value-type="float">
            <text:p>0.9664121547</text:p>
          </table:table-cell>
          <table:table-cell office:value-type="float" office:value="0.968265681059469" calcext:value-type="float">
            <text:p>0.9682656811</text:p>
          </table:table-cell>
          <table:table-cell office:value-type="float" office:value="0.96749850410493" calcext:value-type="float">
            <text:p>0.9674985041</text:p>
          </table:table-cell>
          <table:table-cell office:value-type="float" office:value="0.968972429568979" calcext:value-type="float">
            <text:p>0.9689724296</text:p>
          </table:table-cell>
          <table:table-cell office:value-type="float" office:value="0.959684512464807" calcext:value-type="float">
            <text:p>0.9596845125</text:p>
          </table:table-cell>
          <table:table-cell office:value-type="float" office:value="0.955408011139051" calcext:value-type="float">
            <text:p>0.9554080111</text:p>
          </table:table-cell>
          <table:table-cell office:value-type="float" office:value="0.961755278976987" calcext:value-type="float">
            <text:p>0.961755279</text:p>
          </table:table-cell>
          <table:table-cell office:value-type="float" office:value="0.964274893843242" calcext:value-type="float">
            <text:p>0.9642748938</text:p>
          </table:table-cell>
          <table:table-cell office:value-type="float" office:value="0.962266534346353" calcext:value-type="float">
            <text:p>0.9622665343</text:p>
          </table:table-cell>
          <table:table-cell office:value-type="float" office:value="0.95978218008779" calcext:value-type="float">
            <text:p>0.9597821801</text:p>
          </table:table-cell>
          <table:table-cell office:value-type="float" office:value="0.955847446647395" calcext:value-type="float">
            <text:p>0.9558474466</text:p>
          </table:table-cell>
          <table:table-cell office:value-type="float" office:value="0.949383312222968" calcext:value-type="float">
            <text:p>0.9493833122</text:p>
          </table:table-cell>
          <table:table-cell office:value-type="float" office:value="0.947424027956622" calcext:value-type="float">
            <text:p>0.947424028</text:p>
          </table:table-cell>
          <table:table-cell office:value-type="float" office:value="0.941786879009996" calcext:value-type="float">
            <text:p>0.941786879</text:p>
          </table:table-cell>
          <table:table-cell office:value-type="float" office:value="0.936875457940873" calcext:value-type="float">
            <text:p>0.9368754579</text:p>
          </table:table-cell>
          <table:table-cell office:value-type="float" office:value="0.930573599123484" calcext:value-type="float">
            <text:p>0.9305735991</text:p>
          </table:table-cell>
          <table:table-cell office:value-type="float" office:value="0.92935377714741" calcext:value-type="float">
            <text:p>0.9293537771</text:p>
          </table:table-cell>
          <table:table-cell table:number-columns-repeated="15" office:value-type="float" office:value="0.930046460372581" calcext:value-type="float">
            <text:p>0.9300464604</text:p>
          </table:table-cell>
        </table:table-row>
        <table:table-row table:style-name="ro1">
          <table:table-cell office:value-type="float" office:value="0.00131072" calcext:value-type="float">
            <text:p>0.00131072</text:p>
          </table:table-cell>
          <table:table-cell table:number-columns-repeated="3" office:value-type="float" office:value="0.872669221499858" calcext:value-type="float">
            <text:p>0.8726692215</text:p>
          </table:table-cell>
          <table:table-cell office:value-type="float" office:value="0.874234812828214" calcext:value-type="float">
            <text:p>0.8742348128</text:p>
          </table:table-cell>
          <table:table-cell office:value-type="float" office:value="0.888671735779146" calcext:value-type="float">
            <text:p>0.8886717358</text:p>
          </table:table-cell>
          <table:table-cell office:value-type="float" office:value="0.913840545236444" calcext:value-type="float">
            <text:p>0.9138405452</text:p>
          </table:table-cell>
          <table:table-cell office:value-type="float" office:value="0.939945258391208" calcext:value-type="float">
            <text:p>0.9399452584</text:p>
          </table:table-cell>
          <table:table-cell office:value-type="float" office:value="0.957320869767051" calcext:value-type="float">
            <text:p>0.9573208698</text:p>
          </table:table-cell>
          <table:table-cell office:value-type="float" office:value="0.964427403133148" calcext:value-type="float">
            <text:p>0.9644274031</text:p>
          </table:table-cell>
          <table:table-cell office:value-type="float" office:value="0.965777963121619" calcext:value-type="float">
            <text:p>0.9657779631</text:p>
          </table:table-cell>
          <table:table-cell office:value-type="float" office:value="0.967965620669981" calcext:value-type="float">
            <text:p>0.9679656207</text:p>
          </table:table-cell>
          <table:table-cell office:value-type="float" office:value="0.962244862157292" calcext:value-type="float">
            <text:p>0.9622448622</text:p>
          </table:table-cell>
          <table:table-cell office:value-type="float" office:value="0.95930094116461" calcext:value-type="float">
            <text:p>0.9593009412</text:p>
          </table:table-cell>
          <table:table-cell office:value-type="float" office:value="0.960416691395386" calcext:value-type="float">
            <text:p>0.9604166914</text:p>
          </table:table-cell>
          <table:table-cell office:value-type="float" office:value="0.956363576576995" calcext:value-type="float">
            <text:p>0.9563635766</text:p>
          </table:table-cell>
          <table:table-cell office:value-type="float" office:value="0.956478538045466" calcext:value-type="float">
            <text:p>0.956478538</text:p>
          </table:table-cell>
          <table:table-cell office:value-type="float" office:value="0.95467167263083" calcext:value-type="float">
            <text:p>0.9546716726</text:p>
          </table:table-cell>
          <table:table-cell office:value-type="float" office:value="0.953721693147694" calcext:value-type="float">
            <text:p>0.9537216931</text:p>
          </table:table-cell>
          <table:table-cell office:value-type="float" office:value="0.950883284656842" calcext:value-type="float">
            <text:p>0.9508832847</text:p>
          </table:table-cell>
          <table:table-cell office:value-type="float" office:value="0.941234867195119" calcext:value-type="float">
            <text:p>0.9412348672</text:p>
          </table:table-cell>
          <table:table-cell office:value-type="float" office:value="0.935214766593657" calcext:value-type="float">
            <text:p>0.9352147666</text:p>
          </table:table-cell>
          <table:table-cell office:value-type="float" office:value="0.927351297287188" calcext:value-type="float">
            <text:p>0.9273512973</text:p>
          </table:table-cell>
          <table:table-cell office:value-type="float" office:value="0.923564681076799" calcext:value-type="float">
            <text:p>0.9235646811</text:p>
          </table:table-cell>
          <table:table-cell table:number-columns-repeated="17" office:value-type="float" office:value="0.920585009837413" calcext:value-type="float">
            <text:p>0.9205850098</text:p>
          </table:table-cell>
        </table:table-row>
        <table:table-row table:style-name="ro1">
          <table:table-cell office:value-type="float" office:value="0.00262144" calcext:value-type="float">
            <text:p>0.00262144</text:p>
          </table:table-cell>
          <table:table-cell table:number-columns-repeated="3" office:value-type="float" office:value="0.893921178660406" calcext:value-type="float">
            <text:p>0.8939211787</text:p>
          </table:table-cell>
          <table:table-cell office:value-type="float" office:value="0.895719605508014" calcext:value-type="float">
            <text:p>0.8957196055</text:p>
          </table:table-cell>
          <table:table-cell office:value-type="float" office:value="0.897474110021021" calcext:value-type="float">
            <text:p>0.89747411</text:p>
          </table:table-cell>
          <table:table-cell office:value-type="float" office:value="0.920488332707432" calcext:value-type="float">
            <text:p>0.9204883327</text:p>
          </table:table-cell>
          <table:table-cell office:value-type="float" office:value="0.944674415990099" calcext:value-type="float">
            <text:p>0.944674416</text:p>
          </table:table-cell>
          <table:table-cell office:value-type="float" office:value="0.952800660134681" calcext:value-type="float">
            <text:p>0.9528006601</text:p>
          </table:table-cell>
          <table:table-cell office:value-type="float" office:value="0.960713261384751" calcext:value-type="float">
            <text:p>0.9607132614</text:p>
          </table:table-cell>
          <table:table-cell office:value-type="float" office:value="0.964720344496575" calcext:value-type="float">
            <text:p>0.9647203445</text:p>
          </table:table-cell>
          <table:table-cell office:value-type="float" office:value="0.965517468473592" calcext:value-type="float">
            <text:p>0.9655174685</text:p>
          </table:table-cell>
          <table:table-cell office:value-type="float" office:value="0.961610883115464" calcext:value-type="float">
            <text:p>0.9616108831</text:p>
          </table:table-cell>
          <table:table-cell office:value-type="float" office:value="0.961319374605616" calcext:value-type="float">
            <text:p>0.9613193746</text:p>
          </table:table-cell>
          <table:table-cell office:value-type="float" office:value="0.955369641043214" calcext:value-type="float">
            <text:p>0.955369641</text:p>
          </table:table-cell>
          <table:table-cell office:value-type="float" office:value="0.954253927301598" calcext:value-type="float">
            <text:p>0.9542539273</text:p>
          </table:table-cell>
          <table:table-cell office:value-type="float" office:value="0.958034056669544" calcext:value-type="float">
            <text:p>0.9580340567</text:p>
          </table:table-cell>
          <table:table-cell office:value-type="float" office:value="0.951873849821896" calcext:value-type="float">
            <text:p>0.9518738498</text:p>
          </table:table-cell>
          <table:table-cell office:value-type="float" office:value="0.944850907557027" calcext:value-type="float">
            <text:p>0.9448509076</text:p>
          </table:table-cell>
          <table:table-cell office:value-type="float" office:value="0.932314370410753" calcext:value-type="float">
            <text:p>0.9323143704</text:p>
          </table:table-cell>
          <table:table-cell office:value-type="float" office:value="0.928394751286246" calcext:value-type="float">
            <text:p>0.9283947513</text:p>
          </table:table-cell>
          <table:table-cell office:value-type="float" office:value="0.916336601956675" calcext:value-type="float">
            <text:p>0.916336602</text:p>
          </table:table-cell>
          <table:table-cell table:number-columns-repeated="19" office:value-type="float" office:value="0.916198639112939" calcext:value-type="float">
            <text:p>0.9161986391</text:p>
          </table:table-cell>
        </table:table-row>
        <table:table-row table:style-name="ro1">
          <table:table-cell office:value-type="float" office:value="0.00524288" calcext:value-type="float">
            <text:p>0.00524288</text:p>
          </table:table-cell>
          <table:table-cell table:number-columns-repeated="3" office:value-type="float" office:value="0.916101198701106" calcext:value-type="float">
            <text:p>0.9161011987</text:p>
          </table:table-cell>
          <table:table-cell office:value-type="float" office:value="0.917188021185434" calcext:value-type="float">
            <text:p>0.9171880212</text:p>
          </table:table-cell>
          <table:table-cell office:value-type="float" office:value="0.920581257127265" calcext:value-type="float">
            <text:p>0.9205812571</text:p>
          </table:table-cell>
          <table:table-cell office:value-type="float" office:value="0.932875098590995" calcext:value-type="float">
            <text:p>0.9328750986</text:p>
          </table:table-cell>
          <table:table-cell office:value-type="float" office:value="0.949189105972883" calcext:value-type="float">
            <text:p>0.949189106</text:p>
          </table:table-cell>
          <table:table-cell office:value-type="float" office:value="0.957830623995227" calcext:value-type="float">
            <text:p>0.957830624</text:p>
          </table:table-cell>
          <table:table-cell office:value-type="float" office:value="0.965272878125308" calcext:value-type="float">
            <text:p>0.9652728781</text:p>
          </table:table-cell>
          <table:table-cell office:value-type="float" office:value="0.96826622287896" calcext:value-type="float">
            <text:p>0.9682662229</text:p>
          </table:table-cell>
          <table:table-cell office:value-type="float" office:value="0.966862331236354" calcext:value-type="float">
            <text:p>0.9668623312</text:p>
          </table:table-cell>
          <table:table-cell office:value-type="float" office:value="0.964035611879574" calcext:value-type="float">
            <text:p>0.9640356119</text:p>
          </table:table-cell>
          <table:table-cell office:value-type="float" office:value="0.961942686364544" calcext:value-type="float">
            <text:p>0.9619426864</text:p>
          </table:table-cell>
          <table:table-cell office:value-type="float" office:value="0.960640974557046" calcext:value-type="float">
            <text:p>0.9606409746</text:p>
          </table:table-cell>
          <table:table-cell office:value-type="float" office:value="0.951738269641945" calcext:value-type="float">
            <text:p>0.9517382696</text:p>
          </table:table-cell>
          <table:table-cell office:value-type="float" office:value="0.94064607738912" calcext:value-type="float">
            <text:p>0.9406460774</text:p>
          </table:table-cell>
          <table:table-cell office:value-type="float" office:value="0.931289483252247" calcext:value-type="float">
            <text:p>0.9312894833</text:p>
          </table:table-cell>
          <table:table-cell office:value-type="float" office:value="0.923469559977473" calcext:value-type="float">
            <text:p>0.92346956</text:p>
          </table:table-cell>
          <table:table-cell office:value-type="float" office:value="0.919841605187411" calcext:value-type="float">
            <text:p>0.9198416052</text:p>
          </table:table-cell>
          <table:table-cell table:number-columns-repeated="21" office:value-type="float" office:value="0.917497395918025" calcext:value-type="float">
            <text:p>0.9174973959</text:p>
          </table:table-cell>
        </table:table-row>
        <table:table-row table:style-name="ro1">
          <table:table-cell office:value-type="float" office:value="0.01048576" calcext:value-type="float">
            <text:p>0.01048576</text:p>
          </table:table-cell>
          <table:table-cell table:number-columns-repeated="2" office:value-type="float" office:value="0.932220734511751" calcext:value-type="float">
            <text:p>0.9322207345</text:p>
          </table:table-cell>
          <table:table-cell table:number-columns-repeated="2" office:value-type="float" office:value="0.932147306593921" calcext:value-type="float">
            <text:p>0.9321473066</text:p>
          </table:table-cell>
          <table:table-cell office:value-type="float" office:value="0.935433393102576" calcext:value-type="float">
            <text:p>0.9354333931</text:p>
          </table:table-cell>
          <table:table-cell office:value-type="float" office:value="0.941436873480617" calcext:value-type="float">
            <text:p>0.9414368735</text:p>
          </table:table-cell>
          <table:table-cell office:value-type="float" office:value="0.951831415740669" calcext:value-type="float">
            <text:p>0.9518314157</text:p>
          </table:table-cell>
          <table:table-cell office:value-type="float" office:value="0.957539216651071" calcext:value-type="float">
            <text:p>0.9575392167</text:p>
          </table:table-cell>
          <table:table-cell office:value-type="float" office:value="0.961884187161367" calcext:value-type="float">
            <text:p>0.9618841872</text:p>
          </table:table-cell>
          <table:table-cell office:value-type="float" office:value="0.965266794192913" calcext:value-type="float">
            <text:p>0.9652667942</text:p>
          </table:table-cell>
          <table:table-cell office:value-type="float" office:value="0.965078231519414" calcext:value-type="float">
            <text:p>0.9650782315</text:p>
          </table:table-cell>
          <table:table-cell office:value-type="float" office:value="0.962332298974724" calcext:value-type="float">
            <text:p>0.962332299</text:p>
          </table:table-cell>
          <table:table-cell office:value-type="float" office:value="0.956128052785835" calcext:value-type="float">
            <text:p>0.9561280528</text:p>
          </table:table-cell>
          <table:table-cell office:value-type="float" office:value="0.933456522638329" calcext:value-type="float">
            <text:p>0.9334565226</text:p>
          </table:table-cell>
          <table:table-cell office:value-type="float" office:value="0.919121340811182" calcext:value-type="float">
            <text:p>0.9191213408</text:p>
          </table:table-cell>
          <table:table-cell office:value-type="float" office:value="0.918951936154351" calcext:value-type="float">
            <text:p>0.9189519362</text:p>
          </table:table-cell>
          <table:table-cell office:value-type="float" office:value="0.916521276529465" calcext:value-type="float">
            <text:p>0.9165212765</text:p>
          </table:table-cell>
          <table:table-cell table:number-columns-repeated="23" office:value-type="float" office:value="0.905029317214091" calcext:value-type="float">
            <text:p>0.9050293172</text:p>
          </table:table-cell>
        </table:table-row>
        <table:table-row table:style-name="ro1">
          <table:table-cell office:value-type="float" office:value="0.02097152" calcext:value-type="float">
            <text:p>0.02097152</text:p>
          </table:table-cell>
          <table:table-cell table:number-columns-repeated="3" office:value-type="float" office:value="0.944474886182359" calcext:value-type="float">
            <text:p>0.9444748862</text:p>
          </table:table-cell>
          <table:table-cell office:value-type="float" office:value="0.944554636329326" calcext:value-type="float">
            <text:p>0.9445546363</text:p>
          </table:table-cell>
          <table:table-cell office:value-type="float" office:value="0.945484981003638" calcext:value-type="float">
            <text:p>0.945484981</text:p>
          </table:table-cell>
          <table:table-cell office:value-type="float" office:value="0.949649067375402" calcext:value-type="float">
            <text:p>0.9496490674</text:p>
          </table:table-cell>
          <table:table-cell office:value-type="float" office:value="0.952920988149696" calcext:value-type="float">
            <text:p>0.9529209881</text:p>
          </table:table-cell>
          <table:table-cell office:value-type="float" office:value="0.956067590441151" calcext:value-type="float">
            <text:p>0.9560675904</text:p>
          </table:table-cell>
          <table:table-cell office:value-type="float" office:value="0.958830166017988" calcext:value-type="float">
            <text:p>0.958830166</text:p>
          </table:table-cell>
          <table:table-cell office:value-type="float" office:value="0.961635281754955" calcext:value-type="float">
            <text:p>0.9616352818</text:p>
          </table:table-cell>
          <table:table-cell office:value-type="float" office:value="0.957581225725714" calcext:value-type="float">
            <text:p>0.9575812257</text:p>
          </table:table-cell>
          <table:table-cell office:value-type="float" office:value="0.951201002459569" calcext:value-type="float">
            <text:p>0.9512010025</text:p>
          </table:table-cell>
          <table:table-cell office:value-type="float" office:value="0.937294642243134" calcext:value-type="float">
            <text:p>0.9372946422</text:p>
          </table:table-cell>
          <table:table-cell office:value-type="float" office:value="0.924024074637459" calcext:value-type="float">
            <text:p>0.9240240746</text:p>
          </table:table-cell>
          <table:table-cell office:value-type="float" office:value="0.924082723303482" calcext:value-type="float">
            <text:p>0.9240827233</text:p>
          </table:table-cell>
          <table:table-cell table:number-columns-repeated="25" office:value-type="float" office:value="0.90077697323691" calcext:value-type="float">
            <text:p>0.9007769732</text:p>
          </table:table-cell>
        </table:table-row>
        <table:table-row table:style-name="ro1">
          <table:table-cell office:value-type="float" office:value="0.04194304" calcext:value-type="float">
            <text:p>0.04194304</text:p>
          </table:table-cell>
          <table:table-cell office:value-type="float" office:value="0.951596597454975" calcext:value-type="float">
            <text:p>0.9515965975</text:p>
          </table:table-cell>
          <table:table-cell table:number-columns-repeated="4" office:value-type="float" office:value="0.951566884648804" calcext:value-type="float">
            <text:p>0.9515668846</text:p>
          </table:table-cell>
          <table:table-cell office:value-type="float" office:value="0.951599435057318" calcext:value-type="float">
            <text:p>0.9515994351</text:p>
          </table:table-cell>
          <table:table-cell office:value-type="float" office:value="0.953924689263923" calcext:value-type="float">
            <text:p>0.9539246893</text:p>
          </table:table-cell>
          <table:table-cell office:value-type="float" office:value="0.956019338280729" calcext:value-type="float">
            <text:p>0.9560193383</text:p>
          </table:table-cell>
          <table:table-cell office:value-type="float" office:value="0.958522716702897" calcext:value-type="float">
            <text:p>0.9585227167</text:p>
          </table:table-cell>
          <table:table-cell office:value-type="float" office:value="0.957907147620708" calcext:value-type="float">
            <text:p>0.9579071476</text:p>
          </table:table-cell>
          <table:table-cell office:value-type="float" office:value="0.954676210074143" calcext:value-type="float">
            <text:p>0.9546762101</text:p>
          </table:table-cell>
          <table:table-cell office:value-type="float" office:value="0.954613398258716" calcext:value-type="float">
            <text:p>0.9546133983</text:p>
          </table:table-cell>
          <table:table-cell office:value-type="float" office:value="0.949913070420851" calcext:value-type="float">
            <text:p>0.9499130704</text:p>
          </table:table-cell>
          <table:table-cell office:value-type="float" office:value="0.946742261170696" calcext:value-type="float">
            <text:p>0.9467422612</text:p>
          </table:table-cell>
          <table:table-cell table:number-columns-repeated="26" office:value-type="float" office:value="0.946446643373622" calcext:value-type="float">
            <text:p>0.9464466434</text:p>
          </table:table-cell>
        </table:table-row>
        <table:table-row table:style-name="ro1">
          <table:table-cell office:value-type="float" office:value="0.08388608" calcext:value-type="float">
            <text:p>0.08388608</text:p>
          </table:table-cell>
          <table:table-cell office:value-type="float" office:value="0.948413232155143" calcext:value-type="float">
            <text:p>0.9484132322</text:p>
          </table:table-cell>
          <table:table-cell table:number-columns-repeated="2" office:value-type="float" office:value="0.948367944206414" calcext:value-type="float">
            <text:p>0.9483679442</text:p>
          </table:table-cell>
          <table:table-cell table:number-columns-repeated="3" office:value-type="float" office:value="0.948268857924969" calcext:value-type="float">
            <text:p>0.9482688579</text:p>
          </table:table-cell>
          <table:table-cell office:value-type="float" office:value="0.948581520628484" calcext:value-type="float">
            <text:p>0.9485815206</text:p>
          </table:table-cell>
          <table:table-cell office:value-type="float" office:value="0.949427133417858" calcext:value-type="float">
            <text:p>0.9494271334</text:p>
          </table:table-cell>
          <table:table-cell office:value-type="float" office:value="0.949618939512351" calcext:value-type="float">
            <text:p>0.9496189395</text:p>
          </table:table-cell>
          <table:table-cell office:value-type="float" office:value="0.951449252189378" calcext:value-type="float">
            <text:p>0.9514492522</text:p>
          </table:table-cell>
          <table:table-cell office:value-type="float" office:value="0.951182462634131" calcext:value-type="float">
            <text:p>0.9511824626</text:p>
          </table:table-cell>
          <table:table-cell office:value-type="float" office:value="0.952116750882301" calcext:value-type="float">
            <text:p>0.9521167509</text:p>
          </table:table-cell>
          <table:table-cell table:number-columns-repeated="28" office:value-type="float" office:value="0.945333400651193" calcext:value-type="float">
            <text:p>0.9453334007</text:p>
          </table:table-cell>
        </table:table-row>
        <table:table-row table:style-name="ro1">
          <table:table-cell office:value-type="float" office:value="0.16777216" calcext:value-type="float">
            <text:p>0.16777216</text:p>
          </table:table-cell>
          <table:table-cell table:number-columns-repeated="5" office:value-type="float" office:value="0.943561538883146" calcext:value-type="float">
            <text:p>0.9435615389</text:p>
          </table:table-cell>
          <table:table-cell table:number-columns-repeated="2" office:value-type="float" office:value="0.943466522084967" calcext:value-type="float">
            <text:p>0.9434665221</text:p>
          </table:table-cell>
          <table:table-cell office:value-type="float" office:value="0.943430771089046" calcext:value-type="float">
            <text:p>0.9434307711</text:p>
          </table:table-cell>
          <table:table-cell office:value-type="float" office:value="0.943445676100746" calcext:value-type="float">
            <text:p>0.9434456761</text:p>
          </table:table-cell>
          <table:table-cell office:value-type="float" office:value="0.943310244444333" calcext:value-type="float">
            <text:p>0.9433102444</text:p>
          </table:table-cell>
          <table:table-cell table:number-columns-repeated="30" office:value-type="float" office:value="0.943511224665658" calcext:value-type="float">
            <text:p>0.9435112247</text:p>
          </table:table-cell>
        </table:table-row>
        <table:table-row table:style-name="ro1">
          <table:table-cell office:value-type="float" office:value="0.33554432" calcext:value-type="float">
            <text:p>0.33554432</text:p>
          </table:table-cell>
          <table:table-cell office:value-type="float" office:value="0.941565138124402" calcext:value-type="float">
            <text:p>0.9415651381</text:p>
          </table:table-cell>
          <table:table-cell office:value-type="float" office:value="0.941899543847031" calcext:value-type="float">
            <text:p>0.9418995438</text:p>
          </table:table-cell>
          <table:table-cell table:number-columns-repeated="2" office:value-type="float" office:value="0.941899637739777" calcext:value-type="float">
            <text:p>0.9418996377</text:p>
          </table:table-cell>
          <table:table-cell table:number-columns-repeated="3" office:value-type="float" office:value="0.941497165450906" calcext:value-type="float">
            <text:p>0.9414971655</text:p>
          </table:table-cell>
          <table:table-cell office:value-type="float" office:value="0.941742382280281" calcext:value-type="float">
            <text:p>0.9417423823</text:p>
          </table:table-cell>
          <table:table-cell office:value-type="float" office:value="0.941985408043422" calcext:value-type="float">
            <text:p>0.941985408</text:p>
          </table:table-cell>
          <table:table-cell office:value-type="float" office:value="0.942067780694985" calcext:value-type="float">
            <text:p>0.9420677807</text:p>
          </table:table-cell>
          <table:table-cell table:number-columns-repeated="30" office:value-type="float" office:value="0.942541170120222" calcext:value-type="float">
            <text:p>0.9425411701</text:p>
          </table:table-cell>
        </table:table-row>
        <table:table-row table:style-name="ro1">
          <table:table-cell office:value-type="float" office:value="0.67108864" calcext:value-type="float">
            <text:p>0.67108864</text:p>
          </table:table-cell>
          <table:table-cell office:value-type="float" office:value="0.923991333175884" calcext:value-type="float">
            <text:p>0.9239913332</text:p>
          </table:table-cell>
          <table:table-cell office:value-type="float" office:value="0.927515842527083" calcext:value-type="float">
            <text:p>0.9275158425</text:p>
          </table:table-cell>
          <table:table-cell table:number-columns-repeated="2" office:value-type="float" office:value="0.929326158693834" calcext:value-type="float">
            <text:p>0.9293261587</text:p>
          </table:table-cell>
          <table:table-cell office:value-type="float" office:value="0.930610360365944" calcext:value-type="float">
            <text:p>0.9306103604</text:p>
          </table:table-cell>
          <table:table-cell office:value-type="float" office:value="0.932964585748669" calcext:value-type="float">
            <text:p>0.9329645857</text:p>
          </table:table-cell>
          <table:table-cell office:value-type="float" office:value="0.935263316839485" calcext:value-type="float">
            <text:p>0.9352633168</text:p>
          </table:table-cell>
          <table:table-cell office:value-type="float" office:value="0.935796323706213" calcext:value-type="float">
            <text:p>0.9357963237</text:p>
          </table:table-cell>
          <table:table-cell office:value-type="float" office:value="0.935796713620313" calcext:value-type="float">
            <text:p>0.9357967136</text:p>
          </table:table-cell>
          <table:table-cell table:number-columns-repeated="31" office:value-type="float" office:value="0.933439083907854" calcext:value-type="float">
            <text:p>0.9334390839</text:p>
          </table:table-cell>
        </table:table-row>
        <table:table-row table:style-name="ro1">
          <table:table-cell office:value-type="float" office:value="1.34217728" calcext:value-type="float">
            <text:p>1.34217728</text:p>
          </table:table-cell>
          <table:table-cell table:number-columns-repeated="2" office:value-type="float" office:value="0.883547823170679" calcext:value-type="float">
            <text:p>0.8835478232</text:p>
          </table:table-cell>
          <table:table-cell office:value-type="float" office:value="0.886530419566965" calcext:value-type="float">
            <text:p>0.8865304196</text:p>
          </table:table-cell>
          <table:table-cell office:value-type="float" office:value="0.889600739386671" calcext:value-type="float">
            <text:p>0.8896007394</text:p>
          </table:table-cell>
          <table:table-cell office:value-type="float" office:value="0.891170013961187" calcext:value-type="float">
            <text:p>0.891170014</text:p>
          </table:table-cell>
          <table:table-cell table:number-columns-repeated="2" office:value-type="float" office:value="0.894379357451927" calcext:value-type="float">
            <text:p>0.8943793575</text:p>
          </table:table-cell>
          <table:table-cell office:value-type="float" office:value="0.900705339963423" calcext:value-type="float">
            <text:p>0.90070534</text:p>
          </table:table-cell>
          <table:table-cell office:value-type="float" office:value="0.90239476650894" calcext:value-type="float">
            <text:p>0.9023947665</text:p>
          </table:table-cell>
          <table:table-cell table:number-columns-repeated="31" office:value-type="float" office:value="0.907623943911729" calcext:value-type="float">
            <text:p>0.9076239439</text:p>
          </table:table-cell>
        </table:table-row>
        <table:table-row table:style-name="ro1">
          <table:table-cell office:value-type="float" office:value="2.68435456" calcext:value-type="float">
            <text:p>2.68435456</text:p>
          </table:table-cell>
          <table:table-cell office:value-type="float" office:value="0.835807827463523" calcext:value-type="float">
            <text:p>0.8358078275</text:p>
          </table:table-cell>
          <table:table-cell office:value-type="float" office:value="0.837087236643564" calcext:value-type="float">
            <text:p>0.8370872366</text:p>
          </table:table-cell>
          <table:table-cell office:value-type="float" office:value="0.838381876885272" calcext:value-type="float">
            <text:p>0.8383818769</text:p>
          </table:table-cell>
          <table:table-cell office:value-type="float" office:value="0.839692021800533" calcext:value-type="float">
            <text:p>0.8396920218</text:p>
          </table:table-cell>
          <table:table-cell table:number-columns-repeated="2" office:value-type="float" office:value="0.845014134345097" calcext:value-type="float">
            <text:p>0.8450141343</text:p>
          </table:table-cell>
          <table:table-cell office:value-type="float" office:value="0.848300547323744" calcext:value-type="float">
            <text:p>0.8483005473</text:p>
          </table:table-cell>
          <table:table-cell office:value-type="float" office:value="0.850924613411334" calcext:value-type="float">
            <text:p>0.8509246134</text:p>
          </table:table-cell>
          <table:table-cell office:value-type="float" office:value="0.852868366068809" calcext:value-type="float">
            <text:p>0.8528683661</text:p>
          </table:table-cell>
          <table:table-cell table:number-columns-repeated="31" office:value-type="float" office:value="0.859624021443308" calcext:value-type="float">
            <text:p>0.8596240214</text:p>
          </table:table-cell>
        </table:table-row>
        <table:table-row table:style-name="ro1">
          <table:table-cell office:value-type="float" office:value="5.36870912" calcext:value-type="float">
            <text:p>5.36870912</text:p>
          </table:table-cell>
          <table:table-cell office:value-type="float" office:value="0.808820863610886" calcext:value-type="float">
            <text:p>0.8088208636</text:p>
          </table:table-cell>
          <table:table-cell office:value-type="float" office:value="0.811124035104506" calcext:value-type="float">
            <text:p>0.8111240351</text:p>
          </table:table-cell>
          <table:table-cell table:number-columns-repeated="4" office:value-type="float" office:value="0.81455160746326" calcext:value-type="float">
            <text:p>0.8145516075</text:p>
          </table:table-cell>
          <table:table-cell table:number-columns-repeated="3" office:value-type="float" office:value="0.815688164013422" calcext:value-type="float">
            <text:p>0.815688164</text:p>
          </table:table-cell>
          <table:table-cell office:value-type="float" office:value="0.819097083048686" calcext:value-type="float">
            <text:p>0.819097083</text:p>
          </table:table-cell>
          <table:table-cell table:number-columns-repeated="30" office:value-type="float" office:value="0.819097083048687" calcext:value-type="float">
            <text:p>0.819097083</text:p>
          </table:table-cell>
        </table:table-row>
        <table:table-row table:style-name="ro1">
          <table:table-cell office:value-type="float" office:value="10.73741824" calcext:value-type="float">
            <text:p>10.73741824</text:p>
          </table:table-cell>
          <table:table-cell office:value-type="float" office:value="0.800653261202409" calcext:value-type="float">
            <text:p>0.8006532612</text:p>
          </table:table-cell>
          <table:table-cell table:number-columns-repeated="4" office:value-type="float" office:value="0.801774996152465" calcext:value-type="float">
            <text:p>0.8017749962</text:p>
          </table:table-cell>
          <table:table-cell office:value-type="float" office:value="0.802908415841584" calcext:value-type="float">
            <text:p>0.8029084158</text:p>
          </table:table-cell>
          <table:table-cell table:number-columns-repeated="4" office:value-type="float" office:value="0.805254744224423" calcext:value-type="float">
            <text:p>0.8052547442</text:p>
          </table:table-cell>
          <table:table-cell table:number-columns-repeated="30" office:value-type="float" office:value="0.806386397802084" calcext:value-type="float">
            <text:p>0.8063863978</text:p>
          </table:table-cell>
        </table:table-row>
        <table:table-row table:style-name="ro1">
          <table:table-cell office:value-type="float" office:value="21.47483648" calcext:value-type="float">
            <text:p>21.47483648</text:p>
          </table:table-cell>
          <table:table-cell office:value-type="float" office:value="0.790119113434186" calcext:value-type="float">
            <text:p>0.7901191134</text:p>
          </table:table-cell>
          <table:table-cell table:number-columns-repeated="5" office:value-type="float" office:value="0.794943961401216" calcext:value-type="float">
            <text:p>0.7949439614</text:p>
          </table:table-cell>
          <table:table-cell table:number-columns-repeated="34" office:value-type="float" office:value="0.797156638740797" calcext:value-type="float">
            <text:p>0.7971566387</text:p>
          </table:table-cell>
        </table:table-row>
        <table:table-row table:style-name="ro1">
          <table:table-cell office:value-type="float" office:value="42.94967296" calcext:value-type="float">
            <text:p>42.94967296</text:p>
          </table:table-cell>
          <table:table-cell table:number-columns-repeated="40" office:value-type="float" office:value="0.772027202720272" calcext:value-type="float">
            <text:p>0.7720272027</text:p>
          </table:table-cell>
        </table:table-row>
        <table:table-row table:style-name="ro1">
          <table:table-cell office:value-type="float" office:value="85.89934592" calcext:value-type="float">
            <text:p>85.89934592</text:p>
          </table:table-cell>
          <table:table-cell table:number-columns-repeated="4" office:value-type="float" office:value="0.770834369869148" calcext:value-type="float">
            <text:p>0.7708343699</text:p>
          </table:table-cell>
          <table:table-cell table:number-columns-repeated="36" office:value-type="float" office:value="0.772027202720272" calcext:value-type="float">
            <text:p>0.7720272027</text:p>
          </table:table-cell>
        </table:table-row>
        <table:table-row table:style-name="ro1">
          <table:table-cell office:value-type="float" office:value="171.79869184" calcext:value-type="float">
            <text:p>171.79869184</text:p>
          </table:table-cell>
          <table:table-cell table:number-columns-repeated="40" office:value-type="float" office:value="0.768396437633713" calcext:value-type="float">
            <text:p>0.7683964376</text:p>
          </table:table-cell>
        </table:table-row>
        <table:table-row table:style-name="ro1">
          <table:table-cell office:value-type="float" office:value="343.59738368" calcext:value-type="float">
            <text:p>343.59738368</text:p>
          </table:table-cell>
          <table:table-cell table:number-columns-repeated="40" office:value-type="float" office:value="0.768396437633713" calcext:value-type="float">
            <text:p>0.7683964376</text:p>
          </table:table-cell>
        </table:table-row>
        <table:table-row table:style-name="ro1">
          <table:table-cell office:value-type="float" office:value="687.19476736" calcext:value-type="float">
            <text:p>687.19476736</text:p>
          </table:table-cell>
          <table:table-cell table:number-columns-repeated="40" office:value-type="float" office:value="0.768396437633713" calcext:value-type="float">
            <text:p>0.7683964376</text:p>
          </table:table-cell>
        </table:table-row>
        <table:table-row table:style-name="ro1">
          <table:table-cell office:value-type="float" office:value="1374.38953472" calcext:value-type="float">
            <text:p>1374.38953472</text:p>
          </table:table-cell>
          <table:table-cell table:number-columns-repeated="40" office:value-type="float" office:value="0.765958505398278" calcext:value-type="float">
            <text:p>0.7659585054</text:p>
          </table:table-cell>
        </table:table-row>
        <calcext:conditional-formats>
          <calcext:conditional-format calcext:target-range-address="results_500.B2:results_500.AO38">
            <calcext:color-scale>
              <calcext:color-scale-entry calcext:value="0.9" calcext:type="number" calcext:color="#ff0000"/>
              <calcext:color-scale-entry calcext:value="0.98" calcext:type="number" calcext:color="#ffff00"/>
              <calcext:color-scale-entry calcext:value="1" calcext:type="number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0mm" fo:page-height="297mm" style:num-format="1" style:print-orientation="landscap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23:12:05.8664748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9T23:27:37.131354982</dc:date>
    <meta:editing-duration>PT45S</meta:editing-duration>
    <meta:editing-cycles>2</meta:editing-cycles>
    <meta:generator>LibreOffice/5.1.6.2$Linux_X86_64 LibreOffice_project/10m0$Build-2</meta:generator>
    <meta:document-statistic meta:table-count="1" meta:cell-count="1558" meta:object-count="0"/>
  </office:meta>
</office:document-meta>
</file>